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  <style:text-properties fo:color="#000000"/>
    </style:style>
    <style:style style:name="ce2" style:family="table-cell" style:parent-style-name="Default">
      <style:table-cell-properties fo:background-color="#ff66cc"/>
    </style:style>
    <style:style style:name="ce3" style:family="table-cell" style:parent-style-name="Default">
      <style:table-cell-properties fo:background-color="#2c001e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estimung der Elementarladung mit dem Millikanversuch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1"/>
          <table:table-cell table:formula="of:=9*(1.81*10^-5)*[.J14]" office:value-type="float" office:value="0.00000000467096774193548" calcext:value-type="float">
            <text:p>4,67096774193548E-009</text:p>
          </table:table-cell>
          <table:table-cell table:formula="of:=[.V7]/[.V8]" office:value-type="float" office:value="0.000000000000272393307040607" calcext:value-type="float">
            <text:p>2,72393307040607E-013</text:p>
          </table:table-cell>
          <table:table-cell table:formula="of:=SQRT([.W7])" office:value-type="float" office:value="0.00000052191312211958" calcext:value-type="float">
            <text:p>5,2191312211958E-007</text:p>
          </table:table-cell>
          <table:table-cell table:number-columns-repeated="1000"/>
        </table:table-row>
        <table:table-row table:style-name="ro1">
          <table:table-cell table:number-columns-repeated="21"/>
          <table:table-cell table:formula="of:=2*874*9.81" office:value-type="float" office:value="17147.88" calcext:value-type="float">
            <text:p>17147,88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formula="of:=-([.$B$62]/(2*[.$B$59]))+SQRT(([.$B$62]/(2*[.$B$59]))^2+((9*1.81*10^-5*[.J14])/(2*9.81*8.74)))" office:value-type="float" office:value="0.00000518813344979577" calcext:value-type="float">
            <text:p>5,18813344979577E-006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ummer der Messung</text:p>
          </table:table-cell>
          <table:table-cell table:style-name="ce1" office:value-type="string" calcext:value-type="string">
            <text:p>U/V</text:p>
          </table:table-cell>
          <table:table-cell office:value-type="string" calcext:value-type="string">
            <text:p>Fehler/V</text:p>
          </table:table-cell>
          <table:table-cell table:style-name="ce1" office:value-type="string" calcext:value-type="string">
            <text:p>Skalenanteile_1</text:p>
          </table:table-cell>
          <table:table-cell office:value-type="string" calcext:value-type="string">
            <text:p>Fehler</text:p>
          </table:table-cell>
          <table:table-cell table:style-name="ce1"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s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v_1/(m/s)</text:p>
          </table:table-cell>
          <table:table-cell office:value-type="string" calcext:value-type="string">
            <text:p>Fehler/(m/s)</text:p>
          </table:table-cell>
          <table:table-cell table:style-name="ce2" office:value-type="string" calcext:value-type="string">
            <text:p>Skalenanteile_2</text:p>
          </table:table-cell>
          <table:table-cell office:value-type="string" calcext:value-type="string">
            <text:p>Fehler</text:p>
          </table:table-cell>
          <table:table-cell table:style-name="ce2" office:value-type="string" calcext:value-type="string">
            <text:p>t_2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s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v_2/(m/s)</text:p>
          </table:table-cell>
          <table:table-cell office:value-type="string" calcext:value-type="string">
            <text:p>Fehler/(m/s)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Q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Q_k/C</text:p>
          </table:table-cell>
          <table:table-cell office:value-type="string" calcext:value-type="string">
            <text:p>Fehler/C</text:p>
          </table:table-cell>
          <table:table-cell/>
          <table:table-cell office:value-type="string" calcext:value-type="string">
            <text:p>Hilfsterm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  <table:table-cell office:value-type="float" office:value="0.5" calcext:value-type="float">
            <text:p>0,5</text:p>
          </table:table-cell>
          <table:table-cell table:formula="of:=(10^-4)*(1/1.875)*[.D14]" office:value-type="float" office:value="0.000533333333333333" calcext:value-type="float">
            <text:p>0,0005333333</text:p>
          </table:table-cell>
          <table:table-cell table:formula="of:=(10^-4)*(1/1.875)*[.E14]" office:value-type="float" office:value="0.0000266666666666667" calcext:value-type="float">
            <text:p>2,66666666666667E-005</text:p>
          </table:table-cell>
          <table:table-cell table:formula="of:=[.H14]/[.F14]" office:value-type="float" office:value="0.000028673835125448" calcext:value-type="float">
            <text:p>2,8673835125448E-005</text:p>
          </table:table-cell>
          <table:table-cell table:formula="of:=SQRT(([.I14]/[.F14])^2+(([.G14]*[.H14])/[.F14]^2)^2)" office:value-type="float" office:value="0.00000162776159349909" calcext:value-type="float">
            <text:p>1,62776159349909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0.9" calcext:value-type="float">
            <text:p>10,9</text:p>
          </table:table-cell>
          <table:table-cell office:value-type="float" office:value="0.5" calcext:value-type="float">
            <text:p>0,5</text:p>
          </table:table-cell>
          <table:table-cell table:formula="of:=(10^-4)*(1/1.875)*[.L14]" office:value-type="float" office:value="0.000533333333333333" calcext:value-type="float">
            <text:p>0,0005333333</text:p>
          </table:table-cell>
          <table:table-cell table:formula="of:=(10^-4)*(1/1.875)*[.M14]" office:value-type="float" office:value="0.0000266666666666667" calcext:value-type="float">
            <text:p>2,66666666666667E-005</text:p>
          </table:table-cell>
          <table:table-cell table:formula="of:=[.P14]/[.N14]" office:value-type="float" office:value="0.0000489296636085627" calcext:value-type="float">
            <text:p>4,89296636085627E-005</text:p>
          </table:table-cell>
          <table:table-cell table:formula="of:=SQRT(([.Q14]/[.N14])^2+(([.O14]*[.P14])/[.N14]^2)^2)" office:value-type="float" office:value="0.00000332008589375557" calcext:value-type="float">
            <text:p>3,32008589375557E-006</text:p>
          </table:table-cell>
          <table:table-cell table:formula="of:=SQRT((9*[.J14]*(1.8*10^-5))/(2*9.81*874))" office:value-type="float" office:value="0.000000520469376277407" calcext:value-type="float">
            <text:p>5,20469376277407E-007</text:p>
          </table:table-cell>
          <table:table-cell/>
          <table:table-cell table:formula="of:=([.J14]+[.R14])*(SQRT([.J14])/[.B14])*(2*10^-10)" office:value-type="float" office:value="3.36478435485117E-019" calcext:value-type="float">
            <text:p>3,36478435485117E-019</text:p>
          </table:table-cell>
          <table:table-cell/>
          <table:table-cell table:formula="of:=[.V14]/(1+[.AA14])^(3/2)" office:value-type="float" office:value="2.84078420396983E-019" calcext:value-type="float">
            <text:p>2,84078420396983E-019</text:p>
          </table:table-cell>
          <table:table-cell/>
          <table:table-cell table:formula="of:=[.X14]/2" office:value-type="float" office:value="1.42039210198492E-019" calcext:value-type="float">
            <text:p>1,42039210198492E-019</text:p>
          </table:table-cell>
          <table:table-cell table:formula="of:=([.$B$62]/([.$B$59]*[.T14]))" office:value-type="float" office:value="0.119470519104556" calcext:value-type="float">
            <text:p>0,119470519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9.5" calcext:value-type="float">
            <text:p>39,5</text:p>
          </table:table-cell>
          <table:table-cell office:value-type="float" office:value="0.5" calcext:value-type="float">
            <text:p>0,5</text:p>
          </table:table-cell>
          <table:table-cell table:formula="of:=(10^-4)*(1/1.875)*[.D15]" office:value-type="float" office:value="0.00106666666666667" calcext:value-type="float">
            <text:p>0,0010666667</text:p>
          </table:table-cell>
          <table:table-cell table:formula="of:=(10^-4)*(1/1.875)*[.E15]" office:value-type="float" office:value="0.0000266666666666667" calcext:value-type="float">
            <text:p>2,66666666666667E-005</text:p>
          </table:table-cell>
          <table:table-cell table:formula="of:=[.H15]/[.F15]" office:value-type="float" office:value="0.0000270042194092827" calcext:value-type="float">
            <text:p>2,70042194092827E-005</text:p>
          </table:table-cell>
          <table:table-cell table:formula="of:=SQRT(([.I15]/[.F15])^2+(([.G15]*[.H15])/[.F15]^2)^2)" office:value-type="float" office:value="0.000000756711392226045" calcext:value-type="float">
            <text:p>7,56711392226045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  <table:table-cell office:value-type="float" office:value="0.5" calcext:value-type="float">
            <text:p>0,5</text:p>
          </table:table-cell>
          <table:table-cell table:formula="of:=(10^-4)*(1/1.875)*[.L15]" office:value-type="float" office:value="0.00106666666666667" calcext:value-type="float">
            <text:p>0,0010666667</text:p>
          </table:table-cell>
          <table:table-cell table:formula="of:=(10^-4)*(1/1.875)*[.M15]" office:value-type="float" office:value="0.0000266666666666667" calcext:value-type="float">
            <text:p>2,66666666666667E-005</text:p>
          </table:table-cell>
          <table:table-cell table:formula="of:=[.P15]/[.N15]" office:value-type="float" office:value="0.0000740740740740741" calcext:value-type="float">
            <text:p>7,40740740740741E-005</text:p>
          </table:table-cell>
          <table:table-cell table:formula="of:=SQRT(([.Q15]/[.N15])^2+(([.O15]*[.P15])/[.N15]^2)^2)" office:value-type="float" office:value="0.00000316932547340522" calcext:value-type="float">
            <text:p>3,16932547340522E-006</text:p>
          </table:table-cell>
          <table:table-cell table:formula="of:=SQRT((9*[.J15]*1.8*10^-5)/(2*9.81*874))" office:value-type="float" office:value="0.000000505089224480377" calcext:value-type="float">
            <text:p>5,05089224480377E-007</text:p>
          </table:table-cell>
          <table:table-cell/>
          <table:table-cell table:formula="of:=([.J15]+[.R15])*(SQRT([.J15])/[.B15])*(2*10^-10)" office:value-type="float" office:value="2.08023468138274E-019" calcext:value-type="float">
            <text:p>2,08023468138274E-019</text:p>
          </table:table-cell>
          <table:table-cell/>
          <table:table-cell table:formula="of:=[.V15]/(1+[.AA15])^(3/2)" office:value-type="float" office:value="1.74775195314392E-019" calcext:value-type="float">
            <text:p>1,74775195314392E-019</text:p>
          </table:table-cell>
          <table:table-cell/>
          <table:table-cell table:formula="of:=[.X15]/1" office:value-type="float" office:value="1.74775195314392E-019" calcext:value-type="float">
            <text:p>1,74775195314392E-019</text:p>
          </table:table-cell>
          <table:table-cell table:formula="of:=[.$B$62]/([.$B$59]*[.T15])" office:value-type="float" office:value="0.123108440149077" calcext:value-type="float">
            <text:p>0,1231084401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0.5" calcext:value-type="float">
            <text:p>0,5</text:p>
          </table:table-cell>
          <table:table-cell table:formula="of:=(10^-4)*(1/1.875)*[.D16]" office:value-type="float" office:value="0.00106666666666667" calcext:value-type="float">
            <text:p>0,0010666667</text:p>
          </table:table-cell>
          <table:table-cell table:formula="of:=(10^-4)*(1/1.875)*[.E16]" office:value-type="float" office:value="0.0000266666666666667" calcext:value-type="float">
            <text:p>2,66666666666667E-005</text:p>
          </table:table-cell>
          <table:table-cell table:formula="of:=[.H16]/[.F16]" office:value-type="float" office:value="0.0000476190476190476" calcext:value-type="float">
            <text:p>0,000047619</text:p>
          </table:table-cell>
          <table:table-cell table:formula="of:=SQRT(([.I16]/[.F16])^2+(([.G16]*[.H16])/[.F16]^2)^2)" office:value-type="float" office:value="0.00000159594595060574" calcext:value-type="float">
            <text:p>1,5959459506057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5.8" calcext:value-type="float">
            <text:p>45,8</text:p>
          </table:table-cell>
          <table:table-cell office:value-type="float" office:value="0.5" calcext:value-type="float">
            <text:p>0,5</text:p>
          </table:table-cell>
          <table:table-cell table:formula="of:=(10^-4)*(1/1.875)*[.L16]" office:value-type="float" office:value="0.00106666666666667" calcext:value-type="float">
            <text:p>0,0010666667</text:p>
          </table:table-cell>
          <table:table-cell table:formula="of:=(10^-4)*(1/1.875)*[.M16]" office:value-type="float" office:value="0.0000266666666666667" calcext:value-type="float">
            <text:p>2,66666666666667E-005</text:p>
          </table:table-cell>
          <table:table-cell table:formula="of:=[.P16]/[.N16]" office:value-type="float" office:value="0.0000232896652110626" calcext:value-type="float">
            <text:p>2,32896652110626E-005</text:p>
          </table:table-cell>
          <table:table-cell table:formula="of:=SQRT(([.Q16]/[.N16])^2+(([.O16]*[.P16])/[.N16]^2)^2)" office:value-type="float" office:value="0.000000635334877008061" calcext:value-type="float">
            <text:p>6,35334877008061E-007</text:p>
          </table:table-cell>
          <table:table-cell table:formula="of:=SQRT((9*[.J16]*1.8*10^-5)/(2*9.81*874))" office:value-type="float" office:value="0.000000670722139653027" calcext:value-type="float">
            <text:p>6,70722139653027E-007</text:p>
          </table:table-cell>
          <table:table-cell/>
          <table:table-cell table:formula="of:=([.J16]+[.R16])*(SQRT([.J16])/[.B16])*(2*10^-10)" office:value-type="float" office:value="1.93788754777649E-019" calcext:value-type="float">
            <text:p>1,93788754777649E-019</text:p>
          </table:table-cell>
          <table:table-cell/>
          <table:table-cell table:formula="of:=[.V16]/(1+[.AA16])^(3/2)" office:value-type="float" office:value="1.69657431283802E-019" calcext:value-type="float">
            <text:p>1,69657431283802E-019</text:p>
          </table:table-cell>
          <table:table-cell/>
          <table:table-cell table:formula="of:=[.X16]/1" office:value-type="float" office:value="1.69657431283802E-019" calcext:value-type="float">
            <text:p>1,69657431283802E-019</text:p>
          </table:table-cell>
          <table:table-cell table:formula="of:=[.$B$62]/([.$B$59]*[.T16])" office:value-type="float" office:value="0.0927071627515576" calcext:value-type="float">
            <text:p>0,0927071628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formula="of:=(10^-4)*(1/1.875)*[.D17]" office:value-type="float" office:value="0.000533333333333333" calcext:value-type="float">
            <text:p>0,0005333333</text:p>
          </table:table-cell>
          <table:table-cell table:formula="of:=(10^-4)*(1/1.875)*[.E17]" office:value-type="float" office:value="0.0000266666666666667" calcext:value-type="float">
            <text:p>2,66666666666667E-005</text:p>
          </table:table-cell>
          <table:table-cell table:formula="of:=[.H17]/[.F17]" office:value-type="float" office:value="0.000041025641025641" calcext:value-type="float">
            <text:p>4,1025641025641E-005</text:p>
          </table:table-cell>
          <table:table-cell table:formula="of:=SQRT(([.I17]/[.F17])^2+(([.G17]*[.H17])/[.F17]^2)^2)" office:value-type="float" office:value="0.00000258796362396161" calcext:value-type="float">
            <text:p>0,00000258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0.9" calcext:value-type="float">
            <text:p>30,9</text:p>
          </table:table-cell>
          <table:table-cell office:value-type="float" office:value="0.5" calcext:value-type="float">
            <text:p>0,5</text:p>
          </table:table-cell>
          <table:table-cell table:formula="of:=(10^-4)*(1/1.875)*[.L17]" office:value-type="float" office:value="0.000533333333333333" calcext:value-type="float">
            <text:p>0,0005333333</text:p>
          </table:table-cell>
          <table:table-cell table:formula="of:=(10^-4)*(1/1.875)*[.M17]" office:value-type="float" office:value="0.0000266666666666667" calcext:value-type="float">
            <text:p>2,66666666666667E-005</text:p>
          </table:table-cell>
          <table:table-cell table:formula="of:=[.P17]/[.N17]" office:value-type="float" office:value="0.000017259978425027" calcext:value-type="float">
            <text:p>0,00001726</text:p>
          </table:table-cell>
          <table:table-cell table:formula="of:=SQRT(([.Q17]/[.N17])^2+(([.O17]*[.P17])/[.N17]^2)^2)" office:value-type="float" office:value="0.000000907066008889303" calcext:value-type="float">
            <text:p>9,07066008889303E-007</text:p>
          </table:table-cell>
          <table:table-cell table:formula="of:=SQRT((9*[.J17]*1.8*10^-5)/(2*9.81*874))" office:value-type="float" office:value="0.00000062255822789471" calcext:value-type="float">
            <text:p>6,2255822789471E-007</text:p>
          </table:table-cell>
          <table:table-cell/>
          <table:table-cell table:formula="of:=([.J17]+[.R17])*(SQRT([.J17])/[.B17])*(2*10^-10)" office:value-type="float" office:value="4.60897216593647E-019" calcext:value-type="float">
            <text:p>4,60897216593647E-019</text:p>
          </table:table-cell>
          <table:table-cell/>
          <table:table-cell table:formula="of:=[.V17]/(1+[.AA17])^(3/2)" office:value-type="float" office:value="3.99564116856966E-019" calcext:value-type="float">
            <text:p>3,99564116856966E-019</text:p>
          </table:table-cell>
          <table:table-cell/>
          <table:table-cell table:formula="of:=[.X17]/2" office:value-type="float" office:value="1.99782058428483E-019" calcext:value-type="float">
            <text:p>1,99782058428483E-019</text:p>
          </table:table-cell>
          <table:table-cell table:formula="of:=[.$B$62]/([.$B$59]*[.T17])" office:value-type="float" office:value="0.0998794068984698" calcext:value-type="float">
            <text:p>0,099879406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0.5" calcext:value-type="float">
            <text:p>0,5</text:p>
          </table:table-cell>
          <table:table-cell table:formula="of:=(10^-4)*(1/1.875)*[.D18]" office:value-type="float" office:value="0.000533333333333333" calcext:value-type="float">
            <text:p>0,0005333333</text:p>
          </table:table-cell>
          <table:table-cell table:formula="of:=(10^-4)*(1/1.875)*[.E18]" office:value-type="float" office:value="0.0000266666666666667" calcext:value-type="float">
            <text:p>2,66666666666667E-005</text:p>
          </table:table-cell>
          <table:table-cell table:formula="of:=[.H18]/[.F18]" office:value-type="float" office:value="0.0000423280423280423" calcext:value-type="float">
            <text:p>0,000042328</text:p>
          </table:table-cell>
          <table:table-cell table:formula="of:=SQRT(([.I18]/[.F18])^2+(([.G18]*[.H18])/[.F18]^2)^2)" office:value-type="float" office:value="0.00000270194318872568" calcext:value-type="float">
            <text:p>2,70194318872568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7" calcext:value-type="float">
            <text:p>13,7</text:p>
          </table:table-cell>
          <table:table-cell office:value-type="float" office:value="0.5" calcext:value-type="float">
            <text:p>0,5</text:p>
          </table:table-cell>
          <table:table-cell table:formula="of:=(10^-4)*(1/1.875)*[.L18]" office:value-type="float" office:value="0.000533333333333333" calcext:value-type="float">
            <text:p>0,0005333333</text:p>
          </table:table-cell>
          <table:table-cell table:formula="of:=(10^-4)*(1/1.875)*[.M18]" office:value-type="float" office:value="0.0000266666666666667" calcext:value-type="float">
            <text:p>2,66666666666667E-005</text:p>
          </table:table-cell>
          <table:table-cell table:formula="of:=[.P18]/[.N18]" office:value-type="float" office:value="0.0000389294403892944" calcext:value-type="float">
            <text:p>3,89294403892944E-005</text:p>
          </table:table-cell>
          <table:table-cell table:formula="of:=SQRT(([.Q18]/[.N18])^2+(([.O18]*[.P18])/[.N18]^2)^2)" office:value-type="float" office:value="0.00000240984983419806" calcext:value-type="float">
            <text:p>2,40984983419806E-006</text:p>
          </table:table-cell>
          <table:table-cell table:formula="of:=SQRT((9*[.J18]*1.8*10^-5)/(2*9.81*874))" office:value-type="float" office:value="0.000000632362897654141" calcext:value-type="float">
            <text:p>6,32362897654141E-007</text:p>
          </table:table-cell>
          <table:table-cell/>
          <table:table-cell table:formula="of:=([.J18]+[.R18])*(SQRT([.J18])/[.B18])*(2*10^-10)" office:value-type="float" office:value="6.52668175402989E-019" calcext:value-type="float">
            <text:p>6,52668175402989E-019</text:p>
          </table:table-cell>
          <table:table-cell/>
          <table:table-cell table:formula="of:=[.V18]/(1+[.AA18])^(3/2)" office:value-type="float" office:value="5.67012581756414E-019" calcext:value-type="float">
            <text:p>5,67012581756414E-019</text:p>
          </table:table-cell>
          <table:table-cell/>
          <table:table-cell table:formula="of:=[.X18]/3" office:value-type="float" office:value="1.89004193918805E-019" calcext:value-type="float">
            <text:p>1,89004193918805E-019</text:p>
          </table:table-cell>
          <table:table-cell table:formula="of:=[.$B$62]/([.$B$59]*[.T18])" office:value-type="float" office:value="0.0983307951692869" calcext:value-type="float">
            <text:p>0,0983307952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4.5" calcext:value-type="float">
            <text:p>14,5</text:p>
          </table:table-cell>
          <table:table-cell office:value-type="float" office:value="0.5" calcext:value-type="float">
            <text:p>0,5</text:p>
          </table:table-cell>
          <table:table-cell table:formula="of:=(10^-4)*(1/1.875)*[.D19]" office:value-type="float" office:value="0.000533333333333333" calcext:value-type="float">
            <text:p>0,0005333333</text:p>
          </table:table-cell>
          <table:table-cell table:formula="of:=(10^-4)*(1/1.875)*[.E19]" office:value-type="float" office:value="0.0000266666666666667" calcext:value-type="float">
            <text:p>2,66666666666667E-005</text:p>
          </table:table-cell>
          <table:table-cell table:formula="of:=[.H19]/[.F19]" office:value-type="float" office:value="0.0000367816091954023" calcext:value-type="float">
            <text:p>3,67816091954023E-005</text:p>
          </table:table-cell>
          <table:table-cell table:formula="of:=SQRT(([.I19]/[.F19])^2+(([.G19]*[.H19])/[.F19]^2)^2)" office:value-type="float" office:value="0.00000223402805597255" calcext:value-type="float">
            <text:p>0,0000022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3" calcext:value-type="float">
            <text:p>26,3</text:p>
          </table:table-cell>
          <table:table-cell office:value-type="float" office:value="0.5" calcext:value-type="float">
            <text:p>0,5</text:p>
          </table:table-cell>
          <table:table-cell table:formula="of:=(10^-4)*(1/1.875)*[.L19]" office:value-type="float" office:value="0.000533333333333333" calcext:value-type="float">
            <text:p>0,0005333333</text:p>
          </table:table-cell>
          <table:table-cell table:formula="of:=(10^-4)*(1/1.875)*[.M19]" office:value-type="float" office:value="0.0000266666666666667" calcext:value-type="float">
            <text:p>2,66666666666667E-005</text:p>
          </table:table-cell>
          <table:table-cell table:formula="of:=[.P19]/[.N19]" office:value-type="float" office:value="0.0000202788339670469" calcext:value-type="float">
            <text:p>2,02788339670469E-005</text:p>
          </table:table-cell>
          <table:table-cell table:formula="of:=SQRT(([.Q19]/[.N19])^2+(([.O19]*[.P19])/[.N19]^2)^2)" office:value-type="float" office:value="0.00000108476287873531" calcext:value-type="float">
            <text:p>1,08476287873531E-006</text:p>
          </table:table-cell>
          <table:table-cell table:formula="of:=SQRT((9*[.J19]*1.8*10^-5)/(2*9.81*874))" office:value-type="float" office:value="0.000000589478069116332" calcext:value-type="float">
            <text:p>5,89478069116332E-007</text:p>
          </table:table-cell>
          <table:table-cell/>
          <table:table-cell table:formula="of:=([.J19]+[.R19])*(SQRT([.J19])/[.B19])*(2*10^-10)" office:value-type="float" office:value="4.2723368224393E-019" calcext:value-type="float">
            <text:p>4,2723368224393E-019</text:p>
          </table:table-cell>
          <table:table-cell/>
          <table:table-cell table:formula="of:=[.V19]/(1+[.AA19])^(3/2)" office:value-type="float" office:value="3.6756703114925E-019" calcext:value-type="float">
            <text:p>3,6756703114925E-019</text:p>
          </table:table-cell>
          <table:table-cell/>
          <table:table-cell table:formula="of:=[.X19]/2" office:value-type="float" office:value="1.83783515574625E-019" calcext:value-type="float">
            <text:p>1,83783515574625E-019</text:p>
          </table:table-cell>
          <table:table-cell table:formula="of:=[.$B$62]/([.$B$59]*[.T19])" office:value-type="float" office:value="0.105484410395622" calcext:value-type="float">
            <text:p>0,1054844104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6" calcext:value-type="float">
            <text:p>13,6</text:p>
          </table:table-cell>
          <table:table-cell office:value-type="float" office:value="0.5" calcext:value-type="float">
            <text:p>0,5</text:p>
          </table:table-cell>
          <table:table-cell table:formula="of:=(10^-4)*(1/1.875)*[.D20]" office:value-type="float" office:value="0.000533333333333333" calcext:value-type="float">
            <text:p>0,0005333333</text:p>
          </table:table-cell>
          <table:table-cell table:formula="of:=(10^-4)*(1/1.875)*[.E20]" office:value-type="float" office:value="0.0000266666666666667" calcext:value-type="float">
            <text:p>2,66666666666667E-005</text:p>
          </table:table-cell>
          <table:table-cell table:formula="of:=[.H20]/[.F20]" office:value-type="float" office:value="0.0000392156862745098" calcext:value-type="float">
            <text:p>3,92156862745098E-005</text:p>
          </table:table-cell>
          <table:table-cell table:formula="of:=SQRT(([.I20]/[.F20])^2+(([.G20]*[.H20])/[.F20]^2)^2)" office:value-type="float" office:value="0.00000243378867889379" calcext:value-type="float">
            <text:p>2,43378867889379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7" calcext:value-type="float">
            <text:p>26,7</text:p>
          </table:table-cell>
          <table:table-cell office:value-type="float" office:value="0.5" calcext:value-type="float">
            <text:p>0,5</text:p>
          </table:table-cell>
          <table:table-cell table:formula="of:=(10^-4)*(1/1.875)*[.L20]" office:value-type="float" office:value="0.000533333333333333" calcext:value-type="float">
            <text:p>0,0005333333</text:p>
          </table:table-cell>
          <table:table-cell table:formula="of:=(10^-4)*(1/1.875)*[.M20]" office:value-type="float" office:value="0.0000266666666666667" calcext:value-type="float">
            <text:p>2,66666666666667E-005</text:p>
          </table:table-cell>
          <table:table-cell table:formula="of:=[.P20]/[.N20]" office:value-type="float" office:value="0.0000199750312109863" calcext:value-type="float">
            <text:p>0,000019975</text:p>
          </table:table-cell>
          <table:table-cell table:formula="of:=SQRT(([.Q20]/[.N20])^2+(([.O20]*[.P20])/[.N20]^2)^2)" office:value-type="float" office:value="0.00000106650304569848" calcext:value-type="float">
            <text:p>1,06650304569848E-006</text:p>
          </table:table-cell>
          <table:table-cell table:formula="of:=SQRT((9*[.J20]*1.8*10^-5)/(2*9.81*874))" office:value-type="float" office:value="0.000000608670423748753" calcext:value-type="float">
            <text:p>6,08670423748753E-007</text:p>
          </table:table-cell>
          <table:table-cell/>
          <table:table-cell table:formula="of:=([.J20]+[.R20])*(SQRT([.J20])/[.B20])*(2*10^-10)" office:value-type="float" office:value="4.57613149335508E-019" calcext:value-type="float">
            <text:p>4,57613149335508E-019</text:p>
          </table:table-cell>
          <table:table-cell/>
          <table:table-cell table:formula="of:=[.V20]/(1+[.AA20])^(3/2)" office:value-type="float" office:value="3.95487281405503E-019" calcext:value-type="float">
            <text:p>3,95487281405503E-019</text:p>
          </table:table-cell>
          <table:table-cell/>
          <table:table-cell table:formula="of:=[.X20]/2" office:value-type="float" office:value="1.97743640702751E-019" calcext:value-type="float">
            <text:p>1,97743640702751E-019</text:p>
          </table:table-cell>
          <table:table-cell table:formula="of:=[.$B$62]/([.$B$59]*[.T20])" office:value-type="float" office:value="0.102158317762377" calcext:value-type="float">
            <text:p>0,1021583178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7" calcext:value-type="float">
            <text:p>13,7</text:p>
          </table:table-cell>
          <table:table-cell office:value-type="float" office:value="0.5" calcext:value-type="float">
            <text:p>0,5</text:p>
          </table:table-cell>
          <table:table-cell table:formula="of:=(10^-4)*(1/1.875)*[.D21]" office:value-type="float" office:value="0.000533333333333333" calcext:value-type="float">
            <text:p>0,0005333333</text:p>
          </table:table-cell>
          <table:table-cell table:formula="of:=(10^-4)*(1/1.875)*[.E21]" office:value-type="float" office:value="0.0000266666666666667" calcext:value-type="float">
            <text:p>2,66666666666667E-005</text:p>
          </table:table-cell>
          <table:table-cell table:formula="of:=[.H21]/[.F21]" office:value-type="float" office:value="0.0000389294403892944" calcext:value-type="float">
            <text:p>3,89294403892944E-005</text:p>
          </table:table-cell>
          <table:table-cell table:formula="of:=SQRT(([.I21]/[.F21])^2+(([.G21]*[.H21])/[.F21]^2)^2)" office:value-type="float" office:value="0.00000240984983419806" calcext:value-type="float">
            <text:p>2,40984983419806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8.9" calcext:value-type="float">
            <text:p>28,9</text:p>
          </table:table-cell>
          <table:table-cell office:value-type="float" office:value="0.5" calcext:value-type="float">
            <text:p>0,5</text:p>
          </table:table-cell>
          <table:table-cell table:formula="of:=(10^-4)*(1/1.875)*[.L21]" office:value-type="float" office:value="0.000533333333333333" calcext:value-type="float">
            <text:p>0,0005333333</text:p>
          </table:table-cell>
          <table:table-cell table:formula="of:=(10^-4)*(1/1.875)*[.M21]" office:value-type="float" office:value="0.0000266666666666667" calcext:value-type="float">
            <text:p>2,66666666666667E-005</text:p>
          </table:table-cell>
          <table:table-cell table:formula="of:=[.P21]/[.N21]" office:value-type="float" office:value="0.0000184544405997693" calcext:value-type="float">
            <text:p>1,84544405997693E-005</text:p>
          </table:table-cell>
          <table:table-cell table:formula="of:=SQRT(([.Q21]/[.N21])^2+(([.O21]*[.P21])/[.N21]^2)^2)" office:value-type="float" office:value="0.000000976399656046204" calcext:value-type="float">
            <text:p>9,76399656046204E-007</text:p>
          </table:table-cell>
          <table:table-cell table:formula="of:=SQRT((9*[.J21]*1.8*10^-5)/(2*9.81*874))" office:value-type="float" office:value="0.000000606444930287133" calcext:value-type="float">
            <text:p>6,06444930287133E-007</text:p>
          </table:table-cell>
          <table:table-cell/>
          <table:table-cell table:formula="of:=([.J21]+[.R21])*(SQRT([.J21])/[.B21])*(2*10^-10)" office:value-type="float" office:value="4.42022095019904E-019" calcext:value-type="float">
            <text:p>4,42022095019904E-019</text:p>
          </table:table-cell>
          <table:table-cell/>
          <table:table-cell table:formula="of:=[.V21]/(1+[.AA21])^(3/2)" office:value-type="float" office:value="3.81818051984376E-019" calcext:value-type="float">
            <text:p>3,81818051984376E-019</text:p>
          </table:table-cell>
          <table:table-cell/>
          <table:table-cell table:formula="of:=[.X21]/2" office:value-type="float" office:value="1.90909025992188E-019" calcext:value-type="float">
            <text:p>1,90909025992188E-019</text:p>
          </table:table-cell>
          <table:table-cell table:formula="of:=[.$B$62]/([.$B$59]*[.T21])" office:value-type="float" office:value="0.102533211931453" calcext:value-type="float">
            <text:p>0,1025332119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5.2" calcext:value-type="float">
            <text:p>25,2</text:p>
          </table:table-cell>
          <table:table-cell office:value-type="float" office:value="0.5" calcext:value-type="float">
            <text:p>0,5</text:p>
          </table:table-cell>
          <table:table-cell table:formula="of:=(10^-4)*(1/1.875)*[.D22]" office:value-type="float" office:value="0.000533333333333333" calcext:value-type="float">
            <text:p>0,0005333333</text:p>
          </table:table-cell>
          <table:table-cell table:formula="of:=(10^-4)*(1/1.875)*[.E22]" office:value-type="float" office:value="0.0000266666666666667" calcext:value-type="float">
            <text:p>2,66666666666667E-005</text:p>
          </table:table-cell>
          <table:table-cell table:formula="of:=[.H22]/[.F22]" office:value-type="float" office:value="0.0000211640211640212" calcext:value-type="float">
            <text:p>0,000021164</text:p>
          </table:table-cell>
          <table:table-cell table:formula="of:=SQRT(([.I22]/[.F22])^2+(([.G22]*[.H22])/[.F22]^2)^2)" office:value-type="float" office:value="0.00000113847405410804" calcext:value-type="float">
            <text:p>1,13847405410804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0.3" calcext:value-type="float">
            <text:p>40,3</text:p>
          </table:table-cell>
          <table:table-cell office:value-type="float" office:value="0.5" calcext:value-type="float">
            <text:p>0,5</text:p>
          </table:table-cell>
          <table:table-cell table:formula="of:=(10^-4)*(1/1.875)*[.L22]" office:value-type="float" office:value="0.000533333333333333" calcext:value-type="float">
            <text:p>0,0005333333</text:p>
          </table:table-cell>
          <table:table-cell table:formula="of:=(10^-4)*(1/1.875)*[.M22]" office:value-type="float" office:value="0.0000266666666666667" calcext:value-type="float">
            <text:p>2,66666666666667E-005</text:p>
          </table:table-cell>
          <table:table-cell table:formula="of:=[.P22]/[.N22]" office:value-type="float" office:value="0.0000132340777502068" calcext:value-type="float">
            <text:p>1,32340777502068E-005</text:p>
          </table:table-cell>
          <table:table-cell table:formula="of:=SQRT(([.Q22]/[.N22])^2+(([.O22]*[.P22])/[.N22]^2)^2)" office:value-type="float" office:value="0.000000681771129379507" calcext:value-type="float">
            <text:p>6,81771129379507E-007</text:p>
          </table:table-cell>
          <table:table-cell table:formula="of:=SQRT((9*[.J22]*1.8*10^-5)/(2*9.81*874))" office:value-type="float" office:value="0.000000447148093102018" calcext:value-type="float">
            <text:p>4,47148093102018E-007</text:p>
          </table:table-cell>
          <table:table-cell/>
          <table:table-cell table:formula="of:=([.J22]+[.R22])*(SQRT([.J22])/[.B22])*(2*10^-10)" office:value-type="float" office:value="1.95365789033418E-019" calcext:value-type="float">
            <text:p>1,95365789033418E-019</text:p>
          </table:table-cell>
          <table:table-cell/>
          <table:table-cell table:formula="of:=[.V22]/(1+[.AA22])^(3/2)" office:value-type="float" office:value="1.60704555685236E-019" calcext:value-type="float">
            <text:p>1,60704555685236E-019</text:p>
          </table:table-cell>
          <table:table-cell/>
          <table:table-cell table:formula="of:=[.X22]" office:value-type="float" office:value="1.60704555685236E-019" calcext:value-type="float">
            <text:p>1,60704555685236E-019</text:p>
          </table:table-cell>
          <table:table-cell table:formula="of:=[.$B$62]/([.$B$59]*[.T22])" office:value-type="float" office:value="0.139060744127336" calcext:value-type="float">
            <text:p>0,1390607441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table:formula="of:=(10^-4)*(1/1.875)*[.D23]" office:value-type="float" office:value="0.000533333333333333" calcext:value-type="float">
            <text:p>0,0005333333</text:p>
          </table:table-cell>
          <table:table-cell table:formula="of:=(10^-4)*(1/1.875)*[.E23]" office:value-type="float" office:value="0.0000266666666666667" calcext:value-type="float">
            <text:p>2,66666666666667E-005</text:p>
          </table:table-cell>
          <table:table-cell table:formula="of:=[.H23]/[.F23]" office:value-type="float" office:value="0.0000197530864197531" calcext:value-type="float">
            <text:p>1,97530864197531E-005</text:p>
          </table:table-cell>
          <table:table-cell table:formula="of:=SQRT(([.I23]/[.F23])^2+(([.G23]*[.H23])/[.F23]^2)^2)" office:value-type="float" office:value="0.0000010532184763704" calcext:value-type="float">
            <text:p>1,0532184763704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3.7" calcext:value-type="float">
            <text:p>23,7</text:p>
          </table:table-cell>
          <table:table-cell office:value-type="float" office:value="0.5" calcext:value-type="float">
            <text:p>0,5</text:p>
          </table:table-cell>
          <table:table-cell table:formula="of:=(10^-4)*(1/1.875)*[.L23]" office:value-type="float" office:value="0.000533333333333333" calcext:value-type="float">
            <text:p>0,0005333333</text:p>
          </table:table-cell>
          <table:table-cell table:formula="of:=(10^-4)*(1/1.875)*[.M23]" office:value-type="float" office:value="0.0000266666666666667" calcext:value-type="float">
            <text:p>2,66666666666667E-005</text:p>
          </table:table-cell>
          <table:table-cell table:formula="of:=[.P23]/[.N23]" office:value-type="float" office:value="0.0000225035161744023" calcext:value-type="float">
            <text:p>2,25035161744023E-005</text:p>
          </table:table-cell>
          <table:table-cell table:formula="of:=SQRT(([.Q23]/[.N23])^2+(([.O23]*[.P23])/[.N23]^2)^2)" office:value-type="float" office:value="0.00000122123523457378" calcext:value-type="float">
            <text:p>1,22123523457378E-006</text:p>
          </table:table-cell>
          <table:table-cell table:formula="of:=SQRT((9*[.J23]*1.8*10^-5)/(2*9.81*874))" office:value-type="float" office:value="0.000000431986098565435" calcext:value-type="float">
            <text:p>0,000000432</text:p>
          </table:table-cell>
          <table:table-cell/>
          <table:table-cell table:formula="of:=([.J23]+[.R23])*(SQRT([.J23])/[.B23])*(2*10^-10)" office:value-type="float" office:value="2.3186064523542E-019" calcext:value-type="float">
            <text:p>2,3186064523542E-019</text:p>
          </table:table-cell>
          <table:table-cell/>
          <table:table-cell table:formula="of:=[.V23]/(1+[.AA23])^(3/2)" office:value-type="float" office:value="1.89505269555574E-019" calcext:value-type="float">
            <text:p>1,89505269555574E-019</text:p>
          </table:table-cell>
          <table:table-cell/>
          <table:table-cell table:formula="of:=[.X23]/1" office:value-type="float" office:value="1.89505269555574E-019" calcext:value-type="float">
            <text:p>1,89505269555574E-019</text:p>
          </table:table-cell>
          <table:table-cell table:formula="of:=[.$B$62]/([.$B$59]*[.T23])" office:value-type="float" office:value="0.143941545268192" calcext:value-type="float">
            <text:p>0,1439415453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6.4" calcext:value-type="float">
            <text:p>16,4</text:p>
          </table:table-cell>
          <table:table-cell office:value-type="float" office:value="0.5" calcext:value-type="float">
            <text:p>0,5</text:p>
          </table:table-cell>
          <table:table-cell table:formula="of:=(10^-4)*(1/1.875)*[.D24]" office:value-type="float" office:value="0.00106666666666667" calcext:value-type="float">
            <text:p>0,0010666667</text:p>
          </table:table-cell>
          <table:table-cell table:formula="of:=(10^-4)*(1/1.875)*[.E24]" office:value-type="float" office:value="0.0000266666666666667" calcext:value-type="float">
            <text:p>2,66666666666667E-005</text:p>
          </table:table-cell>
          <table:table-cell table:formula="of:=[.H24]/[.F24]" office:value-type="float" office:value="0.0000650406504065041" calcext:value-type="float">
            <text:p>6,50406504065041E-005</text:p>
          </table:table-cell>
          <table:table-cell table:formula="of:=SQRT(([.I24]/[.F24])^2+(([.G24]*[.H24])/[.F24]^2)^2)" office:value-type="float" office:value="0.000002564372502134" calcext:value-type="float">
            <text:p>2,56437250213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table:formula="of:=(10^-4)*(1/1.875)*[.L24]" office:value-type="float" office:value="0.00106666666666667" calcext:value-type="float">
            <text:p>0,0010666667</text:p>
          </table:table-cell>
          <table:table-cell table:formula="of:=(10^-4)*(1/1.875)*[.M24]" office:value-type="float" office:value="0.0000266666666666667" calcext:value-type="float">
            <text:p>2,66666666666667E-005</text:p>
          </table:table-cell>
          <table:table-cell table:formula="of:=[.P24]/[.N24]" office:value-type="float" office:value="0.0000538720538720539" calcext:value-type="float">
            <text:p>5,38720538720539E-005</text:p>
          </table:table-cell>
          <table:table-cell table:formula="of:=SQRT(([.Q24]/[.N24])^2+(([.O24]*[.P24])/[.N24]^2)^2)" office:value-type="float" office:value="0.00000191430841880231" calcext:value-type="float">
            <text:p>1,91430841880231E-006</text:p>
          </table:table-cell>
          <table:table-cell table:formula="of:=SQRT((9*[.J24]*1.8*10^-5)/(2*9.81*874))" office:value-type="float" office:value="0.000000783871233868712" calcext:value-type="float">
            <text:p>7,83871233868712E-007</text:p>
          </table:table-cell>
          <table:table-cell/>
          <table:table-cell table:formula="of:=([.J24]+[.R24])*(SQRT([.J24])/[.B24])*(2*10^-10)" office:value-type="float" office:value="3.79803804840289E-019" calcext:value-type="float">
            <text:p>3,79803804840289E-019</text:p>
          </table:table-cell>
          <table:table-cell/>
          <table:table-cell table:formula="of:=[.V24]/(1+[.AA24])^(3/2)" office:value-type="float" office:value="3.38712194290824E-019" calcext:value-type="float">
            <text:p>3,38712194290824E-019</text:p>
          </table:table-cell>
          <table:table-cell/>
          <table:table-cell table:formula="of:=[.X24]/2" office:value-type="float" office:value="1.69356097145412E-019" calcext:value-type="float">
            <text:p>1,69356097145412E-019</text:p>
          </table:table-cell>
          <table:table-cell table:formula="of:=[.$B$62]/([.$B$59]*[.T24])" office:value-type="float" office:value="0.0793252053082746" calcext:value-type="float">
            <text:p>0,0793252053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0.2" calcext:value-type="float">
            <text:p>10,2</text:p>
          </table:table-cell>
          <table:table-cell office:value-type="float" office:value="0.5" calcext:value-type="float">
            <text:p>0,5</text:p>
          </table:table-cell>
          <table:table-cell table:formula="of:=(10^-4)*(1/1.875)*[.D25]" office:value-type="float" office:value="0.00106666666666667" calcext:value-type="float">
            <text:p>0,0010666667</text:p>
          </table:table-cell>
          <table:table-cell table:formula="of:=(10^-4)*(1/1.875)*[.E25]" office:value-type="float" office:value="0.0000266666666666667" calcext:value-type="float">
            <text:p>2,66666666666667E-005</text:p>
          </table:table-cell>
          <table:table-cell table:formula="of:=[.H25]/[.F25]" office:value-type="float" office:value="0.000104575163398693" calcext:value-type="float">
            <text:p>0,0001045752</text:p>
          </table:table-cell>
          <table:table-cell table:formula="of:=SQRT(([.I25]/[.F25])^2+(([.G25]*[.H25])/[.F25]^2)^2)" office:value-type="float" office:value="0.00000575441116846718" calcext:value-type="float">
            <text:p>5,7544111684671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2.9" calcext:value-type="float">
            <text:p>22,9</text:p>
          </table:table-cell>
          <table:table-cell office:value-type="float" office:value="0.5" calcext:value-type="float">
            <text:p>0,5</text:p>
          </table:table-cell>
          <table:table-cell table:formula="of:=(10^-4)*(1/1.875)*[.L25]" office:value-type="float" office:value="0.00106666666666667" calcext:value-type="float">
            <text:p>0,0010666667</text:p>
          </table:table-cell>
          <table:table-cell table:formula="of:=(10^-4)*(1/1.875)*[.M25]" office:value-type="float" office:value="0.0000266666666666667" calcext:value-type="float">
            <text:p>2,66666666666667E-005</text:p>
          </table:table-cell>
          <table:table-cell table:formula="of:=[.P25]/[.N25]" office:value-type="float" office:value="0.0000465793304221252" calcext:value-type="float">
            <text:p>4,65793304221252E-005</text:p>
          </table:table-cell>
          <table:table-cell table:formula="of:=SQRT(([.Q25]/[.N25])^2+(([.O25]*[.P25])/[.N25]^2)^2)" office:value-type="float" office:value="0.00000154607331739482" calcext:value-type="float">
            <text:p>1,54607331739482E-006</text:p>
          </table:table-cell>
          <table:table-cell table:formula="of:=SQRT((9*[.J25]*1.8*10^-5)/(2*9.81*874))" office:value-type="float" office:value="0.000000993954639805375" calcext:value-type="float">
            <text:p>0,000000994</text:p>
          </table:table-cell>
          <table:table-cell/>
          <table:table-cell table:formula="of:=([.J25]+[.R25])*(SQRT([.J25])/[.B25])*(2*10^-10)" office:value-type="float" office:value="6.12172697914263E-019" calcext:value-type="float">
            <text:p>6,12172697914263E-019</text:p>
          </table:table-cell>
          <table:table-cell/>
          <table:table-cell table:formula="of:=[.V25]/(1+[.AA25])^(3/2)" office:value-type="float" office:value="5.58913260470999E-019" calcext:value-type="float">
            <text:p>5,58913260470999E-019</text:p>
          </table:table-cell>
          <table:table-cell/>
          <table:table-cell table:formula="of:=[.X25]/3" office:value-type="float" office:value="1.86304420157E-019" calcext:value-type="float">
            <text:p>1,86304420157E-019</text:p>
          </table:table-cell>
          <table:table-cell table:formula="of:=[.$B$62]/([.$B$59]*[.T25])" office:value-type="float" office:value="0.062558937874732" calcext:value-type="float">
            <text:p>0,0625589379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4.3" calcext:value-type="float">
            <text:p>34,3</text:p>
          </table:table-cell>
          <table:table-cell office:value-type="float" office:value="0.5" calcext:value-type="float">
            <text:p>0,5</text:p>
          </table:table-cell>
          <table:table-cell table:formula="of:=(10^-4)*(1/1.875)*[.D26]" office:value-type="float" office:value="0.00106666666666667" calcext:value-type="float">
            <text:p>0,0010666667</text:p>
          </table:table-cell>
          <table:table-cell table:formula="of:=(10^-4)*(1/1.875)*[.E26]" office:value-type="float" office:value="0.0000266666666666667" calcext:value-type="float">
            <text:p>2,66666666666667E-005</text:p>
          </table:table-cell>
          <table:table-cell table:formula="of:=[.H26]/[.F26]" office:value-type="float" office:value="0.0000310981535471331" calcext:value-type="float">
            <text:p>3,10981535471331E-005</text:p>
          </table:table-cell>
          <table:table-cell table:formula="of:=SQRT(([.I26]/[.F26])^2+(([.G26]*[.H26])/[.F26]^2)^2)" office:value-type="float" office:value="0.000000899965999739968" calcext:value-type="float">
            <text:p>0,000000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8.4" calcext:value-type="float">
            <text:p>28,4</text:p>
          </table:table-cell>
          <table:table-cell office:value-type="float" office:value="0.5" calcext:value-type="float">
            <text:p>0,5</text:p>
          </table:table-cell>
          <table:table-cell table:formula="of:=(10^-4)*(1/1.875)*[.L26]" office:value-type="float" office:value="0.00106666666666667" calcext:value-type="float">
            <text:p>0,0010666667</text:p>
          </table:table-cell>
          <table:table-cell table:formula="of:=(10^-4)*(1/1.875)*[.M26]" office:value-type="float" office:value="0.0000266666666666667" calcext:value-type="float">
            <text:p>2,66666666666667E-005</text:p>
          </table:table-cell>
          <table:table-cell table:formula="of:=[.P26]/[.N26]" office:value-type="float" office:value="0.0000375586854460094" calcext:value-type="float">
            <text:p>3,75586854460094E-005</text:p>
          </table:table-cell>
          <table:table-cell table:formula="of:=SQRT(([.Q26]/[.N26])^2+(([.O26]*[.P26])/[.N26]^2)^2)" office:value-type="float" office:value="0.00000114843524911007" calcext:value-type="float">
            <text:p>1,14843524911007E-006</text:p>
          </table:table-cell>
          <table:table-cell table:formula="of:=SQRT((9*[.J26]*1.8*10^-5)/(2*9.81*874))" office:value-type="float" office:value="0.000000542025340846407" calcext:value-type="float">
            <text:p>0,000000542</text:p>
          </table:table-cell>
          <table:table-cell/>
          <table:table-cell table:formula="of:=([.J26]+[.R26])*(SQRT([.J26])/[.B26])*(2*10^-10)" office:value-type="float" office:value="1.51631602108794E-019" calcext:value-type="float">
            <text:p>1,51631602108794E-019</text:p>
          </table:table-cell>
          <table:table-cell/>
          <table:table-cell table:formula="of:=[.V26]/(1+[.AA26])^(3/2)" office:value-type="float" office:value="1.28837255754306E-019" calcext:value-type="float">
            <text:p>1,28837255754306E-019</text:p>
          </table:table-cell>
          <table:table-cell/>
          <table:table-cell table:formula="of:=[.X26]" office:value-type="float" office:value="1.28837255754306E-019" calcext:value-type="float">
            <text:p>1,28837255754306E-019</text:p>
          </table:table-cell>
          <table:table-cell table:formula="of:=[.$B$62]/([.$B$59]*[.T26])" office:value-type="float" office:value="0.114719261030835" calcext:value-type="float">
            <text:p>0,114719261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  <table:table-cell office:value-type="float" office:value="0.5" calcext:value-type="float">
            <text:p>0,5</text:p>
          </table:table-cell>
          <table:table-cell table:formula="of:=(10^-4)*(1/1.875)*[.D27]" office:value-type="float" office:value="0.00106666666666667" calcext:value-type="float">
            <text:p>0,0010666667</text:p>
          </table:table-cell>
          <table:table-cell table:formula="of:=(10^-4)*(1/1.875)*[.E27]" office:value-type="float" office:value="0.0000266666666666667" calcext:value-type="float">
            <text:p>2,66666666666667E-005</text:p>
          </table:table-cell>
          <table:table-cell table:formula="of:=[.H27]/[.F27]" office:value-type="float" office:value="0.0000919540229885058" calcext:value-type="float">
            <text:p>0,000091954</text:p>
          </table:table-cell>
          <table:table-cell table:formula="of:=SQRT(([.I27]/[.F27])^2+(([.G27]*[.H27])/[.F27]^2)^2)" office:value-type="float" office:value="0.00000458195672346205" calcext:value-type="float">
            <text:p>0,00000458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table:formula="of:=(10^-4)*(1/1.875)*[.L27]" office:value-type="float" office:value="0.00106666666666667" calcext:value-type="float">
            <text:p>0,0010666667</text:p>
          </table:table-cell>
          <table:table-cell table:formula="of:=(10^-4)*(1/1.875)*[.M27]" office:value-type="float" office:value="0.0000266666666666667" calcext:value-type="float">
            <text:p>2,66666666666667E-005</text:p>
          </table:table-cell>
          <table:table-cell table:formula="of:=[.P27]/[.N27]" office:value-type="float" office:value="0.000148148148148148" calcext:value-type="float">
            <text:p>0,0001481481</text:p>
          </table:table-cell>
          <table:table-cell table:formula="of:=SQRT(([.Q27]/[.N27])^2+(([.O27]*[.P27])/[.N27]^2)^2)" office:value-type="float" office:value="0.0000109344281938983" calcext:value-type="float">
            <text:p>1,09344281938983E-005</text:p>
          </table:table-cell>
          <table:table-cell table:formula="of:=SQRT((9*[.J27]*1.8*10^-5)/(2*9.81*874))" office:value-type="float" office:value="0.000000932046664562884" calcext:value-type="float">
            <text:p>0,000000932</text:p>
          </table:table-cell>
          <table:table-cell/>
          <table:table-cell table:formula="of:=([.J27]+[.R27])*(SQRT([.J27])/[.B27])*(2*10^-10)" office:value-type="float" office:value="9.11843007263278E-019" calcext:value-type="float">
            <text:p>9,11843007263278E-019</text:p>
          </table:table-cell>
          <table:table-cell/>
          <table:table-cell table:formula="of:=[.V27]/(1+[.AA27])^(3/2)" office:value-type="float" office:value="8.27652360439672E-019" calcext:value-type="float">
            <text:p>8,27652360439672E-019</text:p>
          </table:table-cell>
          <table:table-cell/>
          <table:table-cell table:formula="of:=[.X27]/4" office:value-type="float" office:value="2.06913090109918E-019" calcext:value-type="float">
            <text:p>2,06913090109918E-019</text:p>
          </table:table-cell>
          <table:table-cell table:formula="of:=[.$B$62]/([.$B$59]*[.T27])" office:value-type="float" office:value="0.0667141988980218" calcext:value-type="float">
            <text:p>0,0667141989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  <table:table-cell office:value-type="float" office:value="0.5" calcext:value-type="float">
            <text:p>0,5</text:p>
          </table:table-cell>
          <table:table-cell table:formula="of:=(10^-4)*(1/1.875)*[.D28]" office:value-type="float" office:value="0.00106666666666667" calcext:value-type="float">
            <text:p>0,0010666667</text:p>
          </table:table-cell>
          <table:table-cell table:formula="of:=(10^-4)*(1/1.875)*[.E28]" office:value-type="float" office:value="0.0000266666666666667" calcext:value-type="float">
            <text:p>2,66666666666667E-005</text:p>
          </table:table-cell>
          <table:table-cell table:formula="of:=[.H28]/[.F28]" office:value-type="float" office:value="0.0000451977401129943" calcext:value-type="float">
            <text:p>4,51977401129943E-005</text:p>
          </table:table-cell>
          <table:table-cell table:formula="of:=SQRT(([.I28]/[.F28])^2+(([.G28]*[.H28])/[.F28]^2)^2)" office:value-type="float" office:value="0.0000014811246807228" calcext:value-type="float">
            <text:p>1,481124680722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3.5" calcext:value-type="float">
            <text:p>13,5</text:p>
          </table:table-cell>
          <table:table-cell office:value-type="float" office:value="0.5" calcext:value-type="float">
            <text:p>0,5</text:p>
          </table:table-cell>
          <table:table-cell table:formula="of:=(10^-4)*(1/1.875)*[.L28]" office:value-type="float" office:value="0.00106666666666667" calcext:value-type="float">
            <text:p>0,0010666667</text:p>
          </table:table-cell>
          <table:table-cell table:formula="of:=(10^-4)*(1/1.875)*[.M28]" office:value-type="float" office:value="0.0000266666666666667" calcext:value-type="float">
            <text:p>2,66666666666667E-005</text:p>
          </table:table-cell>
          <table:table-cell table:formula="of:=[.P28]/[.N28]" office:value-type="float" office:value="0.0000790123456790123" calcext:value-type="float">
            <text:p>7,90123456790123E-005</text:p>
          </table:table-cell>
          <table:table-cell table:formula="of:=SQRT(([.Q28]/[.N28])^2+(([.O28]*[.P28])/[.N28]^2)^2)" office:value-type="float" office:value="0.0000035306603784585" calcext:value-type="float">
            <text:p>3,5306603784585E-006</text:p>
          </table:table-cell>
          <table:table-cell table:formula="of:=SQRT((9*[.J28]*1.8*10^-5)/(2*9.81*874))" office:value-type="float" office:value="0.000000653447423257643" calcext:value-type="float">
            <text:p>6,53447423257643E-007</text:p>
          </table:table-cell>
          <table:table-cell/>
          <table:table-cell table:formula="of:=([.J28]+[.R28])*(SQRT([.J28])/[.B28])*(2*10^-10)" office:value-type="float" office:value="3.30714959085264E-019" calcext:value-type="float">
            <text:p>3,30714959085264E-019</text:p>
          </table:table-cell>
          <table:table-cell/>
          <table:table-cell table:formula="of:=[.V28]/(1+[.AA28])^(3/2)" office:value-type="float" office:value="2.8856168990905E-019" calcext:value-type="float">
            <text:p>2,8856168990905E-019</text:p>
          </table:table-cell>
          <table:table-cell/>
          <table:table-cell table:formula="of:=[.X28]/2" office:value-type="float" office:value="1.44280844954525E-019" calcext:value-type="float">
            <text:p>1,44280844954525E-019</text:p>
          </table:table-cell>
          <table:table-cell table:formula="of:=[.$B$62]/([.$B$59]*[.T28])" office:value-type="float" office:value="0.0951579948879365" calcext:value-type="float">
            <text:p>0,0951579949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0.7" calcext:value-type="float">
            <text:p>40,7</text:p>
          </table:table-cell>
          <table:table-cell office:value-type="float" office:value="0.5" calcext:value-type="float">
            <text:p>0,5</text:p>
          </table:table-cell>
          <table:table-cell table:formula="of:=(10^-4)*(1/1.875)*[.D29]" office:value-type="float" office:value="0.00106666666666667" calcext:value-type="float">
            <text:p>0,0010666667</text:p>
          </table:table-cell>
          <table:table-cell table:formula="of:=(10^-4)*(1/1.875)*[.E29]" office:value-type="float" office:value="0.0000266666666666667" calcext:value-type="float">
            <text:p>2,66666666666667E-005</text:p>
          </table:table-cell>
          <table:table-cell table:formula="of:=[.H29]/[.F29]" office:value-type="float" office:value="0.0000262080262080262" calcext:value-type="float">
            <text:p>0,000026208</text:p>
          </table:table-cell>
          <table:table-cell table:formula="of:=SQRT(([.I29]/[.F29])^2+(([.G29]*[.H29])/[.F29]^2)^2)" office:value-type="float" office:value="0.000000730034214779314" calcext:value-type="float">
            <text:p>0,000000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.9" calcext:value-type="float">
            <text:p>5,9</text:p>
          </table:table-cell>
          <table:table-cell office:value-type="float" office:value="0.5" calcext:value-type="float">
            <text:p>0,5</text:p>
          </table:table-cell>
          <table:table-cell table:formula="of:=(10^-4)*(1/1.875)*[.L29]" office:value-type="float" office:value="0.00106666666666667" calcext:value-type="float">
            <text:p>0,0010666667</text:p>
          </table:table-cell>
          <table:table-cell table:formula="of:=(10^-4)*(1/1.875)*[.M29]" office:value-type="float" office:value="0.0000266666666666667" calcext:value-type="float">
            <text:p>2,66666666666667E-005</text:p>
          </table:table-cell>
          <table:table-cell table:formula="of:=[.P29]/[.N29]" office:value-type="float" office:value="0.000180790960451977" calcext:value-type="float">
            <text:p>0,000180791</text:p>
          </table:table-cell>
          <table:table-cell table:formula="of:=SQRT(([.Q29]/[.N29])^2+(([.O29]*[.P29])/[.N29]^2)^2)" office:value-type="float" office:value="0.0000159740290841844" calcext:value-type="float">
            <text:p>0,000015974</text:p>
          </table:table-cell>
          <table:table-cell table:formula="of:=SQRT((9*[.J29]*1.8*10^-5)/(2*9.81*874))" office:value-type="float" office:value="0.000000497587482587855" calcext:value-type="float">
            <text:p>4,97587482587855E-007</text:p>
          </table:table-cell>
          <table:table-cell/>
          <table:table-cell table:formula="of:=([.J29]+[.R29])*(SQRT([.J29])/[.B29])*(2*10^-10)" office:value-type="float" office:value="4.19685528431018E-019" calcext:value-type="float">
            <text:p>4,19685528431018E-019</text:p>
          </table:table-cell>
          <table:table-cell/>
          <table:table-cell table:formula="of:=[.V29]/(1+[.AA29])^(3/2)" office:value-type="float" office:value="3.51735170181089E-019" calcext:value-type="float">
            <text:p>3,51735170181089E-019</text:p>
          </table:table-cell>
          <table:table-cell/>
          <table:table-cell table:formula="of:=[.X29]/2" office:value-type="float" office:value="1.75867585090544E-019" calcext:value-type="float">
            <text:p>1,75867585090544E-019</text:p>
          </table:table-cell>
          <table:table-cell table:formula="of:=[.$B$62]/([.$B$59]*[.T29])" office:value-type="float" office:value="0.124964450951411" calcext:value-type="float">
            <text:p>0,124964451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1.1" calcext:value-type="float">
            <text:p>21,1</text:p>
          </table:table-cell>
          <table:table-cell office:value-type="float" office:value="0.5" calcext:value-type="float">
            <text:p>0,5</text:p>
          </table:table-cell>
          <table:table-cell table:formula="of:=(10^-4)*(1/1.875)*[.D30]" office:value-type="float" office:value="0.00106666666666667" calcext:value-type="float">
            <text:p>0,0010666667</text:p>
          </table:table-cell>
          <table:table-cell table:formula="of:=(10^-4)*(1/1.875)*[.E30]" office:value-type="float" office:value="0.0000266666666666667" calcext:value-type="float">
            <text:p>2,66666666666667E-005</text:p>
          </table:table-cell>
          <table:table-cell table:formula="of:=[.H30]/[.F30]" office:value-type="float" office:value="0.0000505529225908373" calcext:value-type="float">
            <text:p>5,05529225908373E-005</text:p>
          </table:table-cell>
          <table:table-cell table:formula="of:=SQRT(([.I30]/[.F30])^2+(([.G30]*[.H30])/[.F30]^2)^2)" office:value-type="float" office:value="0.00000174135025975241" calcext:value-type="float">
            <text:p>1,74135025975241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4.8" calcext:value-type="float">
            <text:p>44,8</text:p>
          </table:table-cell>
          <table:table-cell office:value-type="float" office:value="0.5" calcext:value-type="float">
            <text:p>0,5</text:p>
          </table:table-cell>
          <table:table-cell table:formula="of:=(10^-4)*(1/1.875)*[.L30]" office:value-type="float" office:value="0.00106666666666667" calcext:value-type="float">
            <text:p>0,0010666667</text:p>
          </table:table-cell>
          <table:table-cell table:formula="of:=(10^-4)*(1/1.875)*[.M30]" office:value-type="float" office:value="0.0000266666666666667" calcext:value-type="float">
            <text:p>2,66666666666667E-005</text:p>
          </table:table-cell>
          <table:table-cell table:formula="of:=[.P30]/[.N30]" office:value-type="float" office:value="0.0000238095238095238" calcext:value-type="float">
            <text:p>2,38095238095238E-005</text:p>
          </table:table-cell>
          <table:table-cell table:formula="of:=SQRT(([.Q30]/[.N30])^2+(([.O30]*[.P30])/[.N30]^2)^2)" office:value-type="float" office:value="0.00000065186003854005" calcext:value-type="float">
            <text:p>6,5186003854005E-007</text:p>
          </table:table-cell>
          <table:table-cell table:formula="of:=SQRT((9*[.J30]*1.8*10^-5)/(2*9.81*874))" office:value-type="float" office:value="0.000000691075383749058" calcext:value-type="float">
            <text:p>6,91075383749058E-007</text:p>
          </table:table-cell>
          <table:table-cell/>
          <table:table-cell table:formula="of:=([.J30]+[.R30])*(SQRT([.J30])/[.B30])*(2*10^-10)" office:value-type="float" office:value="2.09394572501973E-019" calcext:value-type="float">
            <text:p>2,09394572501973E-019</text:p>
          </table:table-cell>
          <table:table-cell/>
          <table:table-cell table:formula="of:=[.V30]/(1+[.AA30])^(3/2)" office:value-type="float" office:value="1.84009202769559E-019" calcext:value-type="float">
            <text:p>1,84009202769559E-019</text:p>
          </table:table-cell>
          <table:table-cell/>
          <table:table-cell table:formula="of:=[.X30]" office:value-type="float" office:value="1.84009202769559E-019" calcext:value-type="float">
            <text:p>1,84009202769559E-019</text:p>
          </table:table-cell>
          <table:table-cell table:formula="of:=[.$B$62]/([.$B$59]*[.T30])" office:value-type="float" office:value="0.0899767927263707" calcext:value-type="float">
            <text:p>0,0899767927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5" calcext:value-type="float">
            <text:p>0,5</text:p>
          </table:table-cell>
          <table:table-cell table:formula="of:=(10^-4/1.875)*[.D31]" office:value-type="float" office:value="0.00266666666666667" calcext:value-type="float">
            <text:p>0,0026666667</text:p>
          </table:table-cell>
          <table:table-cell table:formula="of:=(10^-4)*(1/1.875)*[.E31]" office:value-type="float" office:value="0.0000266666666666667" calcext:value-type="float">
            <text:p>2,66666666666667E-005</text:p>
          </table:table-cell>
          <table:table-cell table:formula="of:=[.H31]/[.F31]" office:value-type="float" office:value="0.0000631911532385466" calcext:value-type="float">
            <text:p>6,31911532385466E-005</text:p>
          </table:table-cell>
          <table:table-cell table:formula="of:=SQRT(([.I31]/[.F31])^2+(([.G31]*[.H31])/[.F31]^2)^2)" office:value-type="float" office:value="0.000000979734335220778" calcext:value-type="float">
            <text:p>9,79734335220778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9" calcext:value-type="float">
            <text:p>20,9</text:p>
          </table:table-cell>
          <table:table-cell office:value-type="float" office:value="0.5" calcext:value-type="float">
            <text:p>0,5</text:p>
          </table:table-cell>
          <table:table-cell table:formula="of:=(10^-4)*(1/1.875)*[.L31]" office:value-type="float" office:value="0.00106666666666667" calcext:value-type="float">
            <text:p>0,0010666667</text:p>
          </table:table-cell>
          <table:table-cell table:formula="of:=(10^-4)*(1/1.875)*[.M31]" office:value-type="float" office:value="0.0000266666666666667" calcext:value-type="float">
            <text:p>2,66666666666667E-005</text:p>
          </table:table-cell>
          <table:table-cell table:formula="of:=[.P31]/[.N31]" office:value-type="float" office:value="0.00005103668261563" calcext:value-type="float">
            <text:p>5,103668261563E-005</text:p>
          </table:table-cell>
          <table:table-cell table:formula="of:=SQRT(([.Q31]/[.N31])^2+(([.O31]*[.P31])/[.N31]^2)^2)" office:value-type="float" office:value="0.00000176599549254771" calcext:value-type="float">
            <text:p>0,000001766</text:p>
          </table:table-cell>
          <table:table-cell table:formula="of:=SQRT((9*[.J31]*1.8*10^-5)/(2*9.81*874))" office:value-type="float" office:value="0.000000772645767819823" calcext:value-type="float">
            <text:p>7,72645767819823E-007</text:p>
          </table:table-cell>
          <table:table-cell/>
          <table:table-cell table:formula="of:=([.J31]+[.R31])*(SQRT([.J31])/[.B31])*(2*10^-10)" office:value-type="float" office:value="3.59615752337361E-019" calcext:value-type="float">
            <text:p>3,59615752337361E-019</text:p>
          </table:table-cell>
          <table:table-cell/>
          <table:table-cell table:formula="of:=[.V31]/(1+[.AA31])^(3/2)" office:value-type="float" office:value="3.20195335655684E-019" calcext:value-type="float">
            <text:p>3,20195335655684E-019</text:p>
          </table:table-cell>
          <table:table-cell/>
          <table:table-cell table:formula="of:=[.X31]/2" office:value-type="float" office:value="1.60097667827842E-019" calcext:value-type="float">
            <text:p>1,60097667827842E-019</text:p>
          </table:table-cell>
          <table:table-cell table:formula="of:=[.$B$62]/([.$B$59]*[.T31])" office:value-type="float" office:value="0.0804776899734294" calcext:value-type="float">
            <text:p>0,08047769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7" calcext:value-type="float">
            <text:p>26,7</text:p>
          </table:table-cell>
          <table:table-cell office:value-type="float" office:value="0.5" calcext:value-type="float">
            <text:p>0,5</text:p>
          </table:table-cell>
          <table:table-cell table:formula="of:=(10^-4/1.875)*[.D32]" office:value-type="float" office:value="0.000533333333333333" calcext:value-type="float">
            <text:p>0,0005333333</text:p>
          </table:table-cell>
          <table:table-cell table:formula="of:=(10^-4)*(1/1.875)*[.E32]" office:value-type="float" office:value="0.0000266666666666667" calcext:value-type="float">
            <text:p>2,66666666666667E-005</text:p>
          </table:table-cell>
          <table:table-cell table:formula="of:=[.H32]/[.F32]" office:value-type="float" office:value="0.0000199750312109863" calcext:value-type="float">
            <text:p>0,000019975</text:p>
          </table:table-cell>
          <table:table-cell table:formula="of:=SQRT(([.I32]/[.F32])^2+(([.G32]*[.H32])/[.F32]^2)^2)" office:value-type="float" office:value="0.00000106650304569848" calcext:value-type="float">
            <text:p>1,06650304569848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table:formula="of:=(10^-4)*(1/1.875)*[.L32]" office:value-type="float" office:value="0.000533333333333333" calcext:value-type="float">
            <text:p>0,0005333333</text:p>
          </table:table-cell>
          <table:table-cell table:formula="of:=(10^-4)*(1/1.875)*[.M32]" office:value-type="float" office:value="0.0000266666666666667" calcext:value-type="float">
            <text:p>2,66666666666667E-005</text:p>
          </table:table-cell>
          <table:table-cell table:formula="of:=[.P32]/[.N32]" office:value-type="float" office:value="0.000242424242424242" calcext:value-type="float">
            <text:p>0,0002424242</text:p>
          </table:table-cell>
          <table:table-cell table:formula="of:=SQRT(([.Q32]/[.N32])^2+(([.O32]*[.P32])/[.N32]^2)^2)" office:value-type="float" office:value="0.0000564139977351855" calcext:value-type="float">
            <text:p>0,000056414</text:p>
          </table:table-cell>
          <table:table-cell table:formula="of:=SQRT((9*[.J32]*1.8*10^-5)/(2*9.81*874))" office:value-type="float" office:value="0.000000434406207689427" calcext:value-type="float">
            <text:p>4,34406207689427E-007</text:p>
          </table:table-cell>
          <table:table-cell/>
          <table:table-cell table:formula="of:=([.J32]+[.R32])*(SQRT([.J32])/[.B32])*(2*10^-10)" office:value-type="float" office:value="4.64456429622596E-019" calcext:value-type="float">
            <text:p>4,64456429622596E-019</text:p>
          </table:table-cell>
          <table:table-cell/>
          <table:table-cell table:formula="of:=[.V32]/(1+[.AA32])^(3/2)" office:value-type="float" office:value="3.80010900385174E-019" calcext:value-type="float">
            <text:p>3,80010900385174E-019</text:p>
          </table:table-cell>
          <table:table-cell/>
          <table:table-cell table:formula="of:=[.X32]/2" office:value-type="float" office:value="1.90005450192587E-019" calcext:value-type="float">
            <text:p>1,90005450192587E-019</text:p>
          </table:table-cell>
          <table:table-cell table:formula="of:=[.$B$62]/([.$B$59]*[.T32])" office:value-type="float" office:value="0.14313963626952" calcext:value-type="float">
            <text:p>0,1431396363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9" calcext:value-type="float">
            <text:p>17,9</text:p>
          </table:table-cell>
          <table:table-cell office:value-type="float" office:value="0.5" calcext:value-type="float">
            <text:p>0,5</text:p>
          </table:table-cell>
          <table:table-cell table:formula="of:=(10^-4/1.875)*[.D33]" office:value-type="float" office:value="0.00106666666666667" calcext:value-type="float">
            <text:p>0,0010666667</text:p>
          </table:table-cell>
          <table:table-cell table:formula="of:=(10^-4)*(1/1.875)*[.E33]" office:value-type="float" office:value="0.0000266666666666667" calcext:value-type="float">
            <text:p>2,66666666666667E-005</text:p>
          </table:table-cell>
          <table:table-cell table:formula="of:=[.H33]/[.F33]" office:value-type="float" office:value="0.0000595903165735568" calcext:value-type="float">
            <text:p>5,95903165735568E-005</text:p>
          </table:table-cell>
          <table:table-cell table:formula="of:=SQRT(([.I33]/[.F33])^2+(([.G33]*[.H33])/[.F33]^2)^2)" office:value-type="float" office:value="0.00000223384243451458" calcext:value-type="float">
            <text:p>2,2338424345145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6.9" calcext:value-type="float">
            <text:p>76,9</text:p>
          </table:table-cell>
          <table:table-cell office:value-type="float" office:value="0.5" calcext:value-type="float">
            <text:p>0,5</text:p>
          </table:table-cell>
          <table:table-cell table:formula="of:=(10^-4)*(1/1.875)*[.L33]" office:value-type="float" office:value="0.00106666666666667" calcext:value-type="float">
            <text:p>0,0010666667</text:p>
          </table:table-cell>
          <table:table-cell table:formula="of:=(10^-4)*(1/1.875)*[.M33]" office:value-type="float" office:value="0.0000266666666666667" calcext:value-type="float">
            <text:p>2,66666666666667E-005</text:p>
          </table:table-cell>
          <table:table-cell table:formula="of:=[.P33]/[.N33]" office:value-type="float" office:value="0.0000138708279150412" calcext:value-type="float">
            <text:p>1,38708279150412E-005</text:p>
          </table:table-cell>
          <table:table-cell table:formula="of:=SQRT(([.Q33]/[.N33])^2+(([.O33]*[.P33])/[.N33]^2)^2)" office:value-type="float" office:value="0.000000358306699379937" calcext:value-type="float">
            <text:p>3,58306699379937E-007</text:p>
          </table:table-cell>
          <table:table-cell table:formula="of:=SQRT((9*[.J33]*1.8*10^-5)/(2*9.81*874))" office:value-type="float" office:value="0.000000750308965228275" calcext:value-type="float">
            <text:p>7,50308965228275E-007</text:p>
          </table:table-cell>
          <table:table-cell/>
          <table:table-cell table:formula="of:=([.J33]+[.R33])*(SQRT([.J33])/[.B33])*(2*10^-10)" office:value-type="float" office:value="2.24586762157804E-019" calcext:value-type="float">
            <text:p>2,24586762157804E-019</text:p>
          </table:table-cell>
          <table:table-cell/>
          <table:table-cell table:formula="of:=[.V33]/(1+[.AA33])^(3/2)" office:value-type="float" office:value="1.9930470535975E-019" calcext:value-type="float">
            <text:p>1,9930470535975E-019</text:p>
          </table:table-cell>
          <table:table-cell/>
          <table:table-cell table:formula="of:=[.X33]" office:value-type="float" office:value="1.9930470535975E-019" calcext:value-type="float">
            <text:p>1,9930470535975E-019</text:p>
          </table:table-cell>
          <table:table-cell table:formula="of:=[.$B$62]/([.$B$59]*[.T33])" office:value-type="float" office:value="0.082873522033644" calcext:value-type="float">
            <text:p>0,082873522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1.7" calcext:value-type="float">
            <text:p>21,7</text:p>
          </table:table-cell>
          <table:table-cell office:value-type="float" office:value="0.5" calcext:value-type="float">
            <text:p>0,5</text:p>
          </table:table-cell>
          <table:table-cell table:formula="of:=(10^-4/1.875)*[.D34]" office:value-type="float" office:value="0.000533333333333333" calcext:value-type="float">
            <text:p>0,0005333333</text:p>
          </table:table-cell>
          <table:table-cell table:formula="of:=(10^-4)*(1/1.875)*[.E34]" office:value-type="float" office:value="0.0000266666666666667" calcext:value-type="float">
            <text:p>2,66666666666667E-005</text:p>
          </table:table-cell>
          <table:table-cell table:formula="of:=[.H34]/[.F34]" office:value-type="float" office:value="0.0000245775729646697" calcext:value-type="float">
            <text:p>2,45775729646697E-005</text:p>
          </table:table-cell>
          <table:table-cell table:formula="of:=SQRT(([.I34]/[.F34])^2+(([.G34]*[.H34])/[.F34]^2)^2)" office:value-type="float" office:value="0.00000135308625518887" calcext:value-type="float">
            <text:p>1,35308625518887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0.5" calcext:value-type="float">
            <text:p>0,5</text:p>
          </table:table-cell>
          <table:table-cell table:formula="of:=(10^-4)*(1/1.875)*[.L34]" office:value-type="float" office:value="0.000533333333333333" calcext:value-type="float">
            <text:p>0,0005333333</text:p>
          </table:table-cell>
          <table:table-cell table:formula="of:=(10^-4)*(1/1.875)*[.M34]" office:value-type="float" office:value="0.0000266666666666667" calcext:value-type="float">
            <text:p>2,66666666666667E-005</text:p>
          </table:table-cell>
          <table:table-cell table:formula="of:=[.P34]/[.N34]" office:value-type="float" office:value="0.000197530864197531" calcext:value-type="float">
            <text:p>0,0001975309</text:p>
          </table:table-cell>
          <table:table-cell table:formula="of:=SQRT(([.Q34]/[.N34])^2+(([.O34]*[.P34])/[.N34]^2)^2)" office:value-type="float" office:value="0.0000378896703311164" calcext:value-type="float">
            <text:p>3,78896703311164E-005</text:p>
          </table:table-cell>
          <table:table-cell table:formula="of:=SQRT((9*[.J34]*1.8*10^-5)/(2*9.81*874))" office:value-type="float" office:value="0.000000481861009873706" calcext:value-type="float">
            <text:p>4,81861009873706E-007</text:p>
          </table:table-cell>
          <table:table-cell/>
          <table:table-cell table:formula="of:=([.J34]+[.R34])*(SQRT([.J34])/[.B34])*(2*10^-10)" office:value-type="float" office:value="4.360870306804E-019" calcext:value-type="float">
            <text:p>4,360870306804E-019</text:p>
          </table:table-cell>
          <table:table-cell/>
          <table:table-cell table:formula="of:=[.V34]/(1+[.AA34])^(3/2)" office:value-type="float" office:value="3.63502581522615E-019" calcext:value-type="float">
            <text:p>3,63502581522615E-019</text:p>
          </table:table-cell>
          <table:table-cell/>
          <table:table-cell table:formula="of:=[.X34]/2" office:value-type="float" office:value="1.81751290761308E-019" calcext:value-type="float">
            <text:p>1,81751290761308E-019</text:p>
          </table:table-cell>
          <table:table-cell table:formula="of:=[.$B$62]/([.$B$59]*[.T34])" office:value-type="float" office:value="0.129042909236801" calcext:value-type="float">
            <text:p>0,1290429092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table:formula="of:=(10^-4/1.875)*[.D35]" office:value-type="float" office:value="0.000533333333333333" calcext:value-type="float">
            <text:p>0,0005333333</text:p>
          </table:table-cell>
          <table:table-cell table:formula="of:=(10^-4)*(1/1.875)*[.E35]" office:value-type="float" office:value="0.0000266666666666667" calcext:value-type="float">
            <text:p>2,66666666666667E-005</text:p>
          </table:table-cell>
          <table:table-cell table:formula="of:=[.H35]/[.F35]" office:value-type="float" office:value="0.0000634920634920635" calcext:value-type="float">
            <text:p>6,34920634920635E-005</text:p>
          </table:table-cell>
          <table:table-cell table:formula="of:=SQRT(([.I35]/[.F35])^2+(([.G35]*[.H35])/[.F35]^2)^2)" office:value-type="float" office:value="0.00000493569999011777" calcext:value-type="float">
            <text:p>4,93569999011777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table:formula="of:=(10^-4)*(1/1.875)*[.L35]" office:value-type="float" office:value="0.000533333333333333" calcext:value-type="float">
            <text:p>0,0005333333</text:p>
          </table:table-cell>
          <table:table-cell table:formula="of:=(10^-4)*(1/1.875)*[.M35]" office:value-type="float" office:value="0.0000266666666666667" calcext:value-type="float">
            <text:p>2,66666666666667E-005</text:p>
          </table:table-cell>
          <table:table-cell table:formula="of:=[.P35]/[.N35]" office:value-type="float" office:value="0.000118518518518519" calcext:value-type="float">
            <text:p>0,0001185185</text:p>
          </table:table-cell>
          <table:table-cell table:formula="of:=SQRT(([.Q35]/[.N35])^2+(([.O35]*[.P35])/[.N35]^2)^2)" office:value-type="float" office:value="0.0000144406335469704" calcext:value-type="float">
            <text:p>1,44406335469704E-005</text:p>
          </table:table-cell>
          <table:table-cell table:formula="of:=SQRT((9*[.J35]*1.8*10^-5)/(2*9.81*874))" office:value-type="float" office:value="0.000000774483215760233" calcext:value-type="float">
            <text:p>7,74483215760233E-007</text:p>
          </table:table-cell>
          <table:table-cell/>
          <table:table-cell table:formula="of:=([.J35]+[.R35])*(SQRT([.J35])/[.B35])*(2*10^-10)" office:value-type="float" office:value="5.74374270153535E-019" calcext:value-type="float">
            <text:p>5,74374270153535E-019</text:p>
          </table:table-cell>
          <table:table-cell/>
          <table:table-cell table:formula="of:=[.V35]/(1+[.AA35])^(3/2)" office:value-type="float" office:value="5.11548008124533E-019" calcext:value-type="float">
            <text:p>5,11548008124533E-019</text:p>
          </table:table-cell>
          <table:table-cell/>
          <table:table-cell table:formula="of:=[.X35]/3" office:value-type="float" office:value="1.70516002708178E-019" calcext:value-type="float">
            <text:p>1,70516002708178E-019</text:p>
          </table:table-cell>
          <table:table-cell table:formula="of:=[.$B$62]/([.$B$59]*[.T35])" office:value-type="float" office:value="0.0802867580556273" calcext:value-type="float">
            <text:p>0,0802867581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.5" calcext:value-type="float">
            <text:p>18,5</text:p>
          </table:table-cell>
          <table:table-cell office:value-type="float" office:value="0.5" calcext:value-type="float">
            <text:p>0,5</text:p>
          </table:table-cell>
          <table:table-cell table:formula="of:=(10^-4/1.875)*[.D36]" office:value-type="float" office:value="0.00106666666666667" calcext:value-type="float">
            <text:p>0,0010666667</text:p>
          </table:table-cell>
          <table:table-cell table:formula="of:=(10^-4)*(1/1.875)*[.E36]" office:value-type="float" office:value="0.0000266666666666667" calcext:value-type="float">
            <text:p>2,66666666666667E-005</text:p>
          </table:table-cell>
          <table:table-cell table:formula="of:=[.H36]/[.F36]" office:value-type="float" office:value="0.0000576576576576577" calcext:value-type="float">
            <text:p>5,76576576576577E-005</text:p>
          </table:table-cell>
          <table:table-cell table:formula="of:=SQRT(([.I36]/[.F36])^2+(([.G36]*[.H36])/[.F36]^2)^2)" office:value-type="float" office:value="0.00000212275747371029" calcext:value-type="float">
            <text:p>2,12275747371029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2.9" calcext:value-type="float">
            <text:p>72,9</text:p>
          </table:table-cell>
          <table:table-cell office:value-type="float" office:value="0.5" calcext:value-type="float">
            <text:p>0,5</text:p>
          </table:table-cell>
          <table:table-cell table:formula="of:=(10^-4)*(1/1.875)*[.L36]" office:value-type="float" office:value="0.00106666666666667" calcext:value-type="float">
            <text:p>0,0010666667</text:p>
          </table:table-cell>
          <table:table-cell table:formula="of:=(10^-4)*(1/1.875)*[.M36]" office:value-type="float" office:value="0.0000266666666666667" calcext:value-type="float">
            <text:p>2,66666666666667E-005</text:p>
          </table:table-cell>
          <table:table-cell table:formula="of:=[.P36]/[.N36]" office:value-type="float" office:value="0.0000146319158664838" calcext:value-type="float">
            <text:p>1,46319158664838E-005</text:p>
          </table:table-cell>
          <table:table-cell table:formula="of:=SQRT(([.Q36]/[.N36])^2+(([.O36]*[.P36])/[.N36]^2)^2)" office:value-type="float" office:value="0.000000379314438392242" calcext:value-type="float">
            <text:p>3,79314438392242E-007</text:p>
          </table:table-cell>
          <table:table-cell table:formula="of:=SQRT((9*[.J36]*1.8*10^-5)/(2*9.81*874))" office:value-type="float" office:value="0.000000738041507113158" calcext:value-type="float">
            <text:p>0,000000738</text:p>
          </table:table-cell>
          <table:table-cell/>
          <table:table-cell table:formula="of:=([.J36]+[.R36])*(SQRT([.J36])/[.B36])*(2*10^-10)" office:value-type="float" office:value="2.17391609409828E-019" calcext:value-type="float">
            <text:p>2,17391609409828E-019</text:p>
          </table:table-cell>
          <table:table-cell/>
          <table:table-cell table:formula="of:=[.V36]/(1+[.AA36])^(3/2)" office:value-type="float" office:value="1.92551994409211E-019" calcext:value-type="float">
            <text:p>1,92551994409211E-019</text:p>
          </table:table-cell>
          <table:table-cell/>
          <table:table-cell table:formula="of:=[.X36]" office:value-type="float" office:value="1.92551994409211E-019" calcext:value-type="float">
            <text:p>1,92551994409211E-019</text:p>
          </table:table-cell>
          <table:table-cell table:formula="of:=[.$B$62]/([.$B$59]*[.T36])" office:value-type="float" office:value="0.0842510156442358" calcext:value-type="float">
            <text:p>0,0842510156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9.7" calcext:value-type="float">
            <text:p>19,7</text:p>
          </table:table-cell>
          <table:table-cell office:value-type="float" office:value="0.5" calcext:value-type="float">
            <text:p>0,5</text:p>
          </table:table-cell>
          <table:table-cell table:formula="of:=(10^-4/1.875)*[.D37]" office:value-type="float" office:value="0.00106666666666667" calcext:value-type="float">
            <text:p>0,0010666667</text:p>
          </table:table-cell>
          <table:table-cell table:formula="of:=(10^-4)*(1/1.875)*[.E37]" office:value-type="float" office:value="0.0000266666666666667" calcext:value-type="float">
            <text:p>2,66666666666667E-005</text:p>
          </table:table-cell>
          <table:table-cell table:formula="of:=[.H37]/[.F37]" office:value-type="float" office:value="0.0000541455160744501" calcext:value-type="float">
            <text:p>5,41455160744501E-005</text:p>
          </table:table-cell>
          <table:table-cell table:formula="of:=SQRT(([.I37]/[.F37])^2+(([.G37]*[.H37])/[.F37]^2)^2)" office:value-type="float" office:value="0.00000192896429234395" calcext:value-type="float">
            <text:p>0,00000192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6.3" calcext:value-type="float">
            <text:p>76,3</text:p>
          </table:table-cell>
          <table:table-cell office:value-type="float" office:value="0.5" calcext:value-type="float">
            <text:p>0,5</text:p>
          </table:table-cell>
          <table:table-cell table:formula="of:=(10^-4)*(1/1.875)*[.L37]" office:value-type="float" office:value="0.00106666666666667" calcext:value-type="float">
            <text:p>0,0010666667</text:p>
          </table:table-cell>
          <table:table-cell table:formula="of:=(10^-4)*(1/1.875)*[.M37]" office:value-type="float" office:value="0.0000266666666666667" calcext:value-type="float">
            <text:p>2,66666666666667E-005</text:p>
          </table:table-cell>
          <table:table-cell table:formula="of:=[.P37]/[.N37]" office:value-type="float" office:value="0.0000139799038881608" calcext:value-type="float">
            <text:p>1,39799038881608E-005</text:p>
          </table:table-cell>
          <table:table-cell table:formula="of:=SQRT(([.Q37]/[.N37])^2+(([.O37]*[.P37])/[.N37]^2)^2)" office:value-type="float" office:value="0.000000361304890863656" calcext:value-type="float">
            <text:p>3,61304890863656E-007</text:p>
          </table:table-cell>
          <table:table-cell table:formula="of:=SQRT((9*[.J37]*1.8*10^-5)/(2*9.81*874))" office:value-type="float" office:value="0.000000715209934218829" calcext:value-type="float">
            <text:p>7,15209934218829E-007</text:p>
          </table:table-cell>
          <table:table-cell/>
          <table:table-cell table:formula="of:=([.J37]+[.R37])*(SQRT([.J37])/[.B37])*(2*10^-10)" office:value-type="float" office:value="1.98531333094665E-019" calcext:value-type="float">
            <text:p>1,98531333094665E-019</text:p>
          </table:table-cell>
          <table:table-cell/>
          <table:table-cell table:formula="of:=[.V37]/(1+[.AA37])^(3/2)" office:value-type="float" office:value="1.75194460848862E-019" calcext:value-type="float">
            <text:p>1,75194460848862E-019</text:p>
          </table:table-cell>
          <table:table-cell/>
          <table:table-cell table:formula="of:=[.X37]" office:value-type="float" office:value="1.75194460848862E-019" calcext:value-type="float">
            <text:p>1,75194460848862E-019</text:p>
          </table:table-cell>
          <table:table-cell table:formula="of:=[.$B$62]/([.$B$59]*[.T37])" office:value-type="float" office:value="0.0869405521188705" calcext:value-type="float">
            <text:p>0,0869405521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0.5" calcext:value-type="float">
            <text:p>0,5</text:p>
          </table:table-cell>
          <table:table-cell table:formula="of:=(10^-4/1.875)*[.D38]" office:value-type="float" office:value="0.00106666666666667" calcext:value-type="float">
            <text:p>0,0010666667</text:p>
          </table:table-cell>
          <table:table-cell table:formula="of:=(10^-4)*(1/1.875)*[.E38]" office:value-type="float" office:value="0.0000266666666666667" calcext:value-type="float">
            <text:p>2,66666666666667E-005</text:p>
          </table:table-cell>
          <table:table-cell table:formula="of:=[.H38]/[.F38]" office:value-type="float" office:value="0.000288288288288288" calcext:value-type="float">
            <text:p>0,0002882883</text:p>
          </table:table-cell>
          <table:table-cell table:formula="of:=SQRT(([.I38]/[.F38])^2+(([.G38]*[.H38])/[.F38]^2)^2)" office:value-type="float" office:value="0.0000396189348690459" calcext:value-type="float">
            <text:p>3,96189348690459E-00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table:formula="of:=(10^-4)*(1/1.875)*[.L38]" office:value-type="float" office:value="0.00106666666666667" calcext:value-type="float">
            <text:p>0,0010666667</text:p>
          </table:table-cell>
          <table:table-cell table:formula="of:=(10^-4)*(1/1.875)*[.M38]" office:value-type="float" office:value="0.0000266666666666667" calcext:value-type="float">
            <text:p>2,66666666666667E-005</text:p>
          </table:table-cell>
          <table:table-cell table:formula="of:=[.P38]/[.N38]" office:value-type="float" office:value="0.000124031007751938" calcext:value-type="float">
            <text:p>0,000124031</text:p>
          </table:table-cell>
          <table:table-cell table:formula="of:=SQRT(([.Q38]/[.N38])^2+(([.O38]*[.P38])/[.N38]^2)^2)" office:value-type="float" office:value="0.00000784951231558381" calcext:value-type="float">
            <text:p>7,84951231558381E-006</text:p>
          </table:table-cell>
          <table:table-cell table:formula="of:=SQRT((9*[.J38]*1.8*10^-5)/(2*9.81*874))" office:value-type="float" office:value="0.00000165031098012142" calcext:value-type="float">
            <text:p>1,65031098012142E-006</text:p>
          </table:table-cell>
          <table:table-cell/>
          <table:table-cell table:formula="of:=([.J38]+[.R38])*(SQRT([.J38])/[.B38])*(2*10^-10)" office:value-type="float" office:value="2.77259079496E-018" calcext:value-type="float">
            <text:p>2,77259079496E-018</text:p>
          </table:table-cell>
          <table:table-cell/>
          <table:table-cell table:formula="of:=[.V38]/(1+[.AA38])^(3/2)" office:value-type="float" office:value="2.62296042355069E-018" calcext:value-type="float">
            <text:p>2,62296042355069E-018</text:p>
          </table:table-cell>
          <table:table-cell/>
          <table:table-cell table:formula="of:=[.X38]/16" office:value-type="float" office:value="1.63935026471918E-019" calcext:value-type="float">
            <text:p>1,63935026471918E-019</text:p>
          </table:table-cell>
          <table:table-cell table:formula="of:=[.$B$62]/([.$B$59]*[.T38])" office:value-type="float" office:value="0.0376781996307819" calcext:value-type="float">
            <text:p>0,0376781996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.9" calcext:value-type="float">
            <text:p>2,9</text:p>
          </table:table-cell>
          <table:table-cell office:value-type="float" office:value="0.5" calcext:value-type="float">
            <text:p>0,5</text:p>
          </table:table-cell>
          <table:table-cell table:formula="of:=(10^-4/1.875)*[.D39]" office:value-type="float" office:value="0.00106666666666667" calcext:value-type="float">
            <text:p>0,0010666667</text:p>
          </table:table-cell>
          <table:table-cell table:formula="of:=(10^-4)*(1/1.875)*[.E39]" office:value-type="float" office:value="0.0000266666666666667" calcext:value-type="float">
            <text:p>2,66666666666667E-005</text:p>
          </table:table-cell>
          <table:table-cell table:formula="of:=[.H39]/[.F39]" office:value-type="float" office:value="0.000367816091954023" calcext:value-type="float">
            <text:p>0,0003678161</text:p>
          </table:table-cell>
          <table:table-cell table:formula="of:=SQRT(([.I39]/[.F39])^2+(([.G39]*[.H39])/[.F39]^2)^2)" office:value-type="float" office:value="0.0000640797664387772" calcext:value-type="float">
            <text:p>6,40797664387772E-00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0.5" calcext:value-type="float">
            <text:p>0,5</text:p>
          </table:table-cell>
          <table:table-cell table:formula="of:=(10^-4)*(1/1.875)*[.L39]" office:value-type="float" office:value="0.00106666666666667" calcext:value-type="float">
            <text:p>0,0010666667</text:p>
          </table:table-cell>
          <table:table-cell table:formula="of:=(10^-4)*(1/1.875)*[.M39]" office:value-type="float" office:value="0.0000266666666666667" calcext:value-type="float">
            <text:p>2,66666666666667E-005</text:p>
          </table:table-cell>
          <table:table-cell table:formula="of:=[.P39]/[.N39]" office:value-type="float" office:value="0.000193939393939394" calcext:value-type="float">
            <text:p>0,0001939394</text:p>
          </table:table-cell>
          <table:table-cell table:formula="of:=SQRT(([.Q39]/[.N39])^2+(([.O39]*[.P39])/[.N39]^2)^2)" office:value-type="float" office:value="0.0000182853716916289" calcext:value-type="float">
            <text:p>1,82853716916289E-005</text:p>
          </table:table-cell>
          <table:table-cell table:formula="of:=SQRT((9*[.J39]*1.8*10^-5)/(2*9.81*874))" office:value-type="float" office:value="0.00000186409332912577" calcext:value-type="float">
            <text:p>1,86409332912577E-006</text:p>
          </table:table-cell>
          <table:table-cell/>
          <table:table-cell table:formula="of:=([.J39]+[.R39])*(SQRT([.J39])/[.B39])*(2*10^-10)" office:value-type="float" office:value="4.2667903349542E-018" calcext:value-type="float">
            <text:p>4,2667903349542E-018</text:p>
          </table:table-cell>
          <table:table-cell/>
          <table:table-cell table:formula="of:=[.V39]/(1+[.AA39])^(3/2)" office:value-type="float" office:value="4.0618666483382E-018" calcext:value-type="float">
            <text:p>4,0618666483382E-018</text:p>
          </table:table-cell>
          <table:table-cell/>
          <table:table-cell table:formula="of:=[.X39]/25" office:value-type="float" office:value="1.62474665933528E-019" calcext:value-type="float">
            <text:p>1,62474665933528E-019</text:p>
          </table:table-cell>
          <table:table-cell table:formula="of:=[.$B$62]/([.$B$59]*[.T39])" office:value-type="float" office:value="0.0333570994490109" calcext:value-type="float">
            <text:p>0,0333570994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2" calcext:value-type="float">
            <text:p>17,2</text:p>
          </table:table-cell>
          <table:table-cell office:value-type="float" office:value="0.5" calcext:value-type="float">
            <text:p>0,5</text:p>
          </table:table-cell>
          <table:table-cell table:formula="of:=(10^-4/1.875)*[.D40]" office:value-type="float" office:value="0.00106666666666667" calcext:value-type="float">
            <text:p>0,0010666667</text:p>
          </table:table-cell>
          <table:table-cell table:formula="of:=(10^-4)*(1/1.875)*[.E40]" office:value-type="float" office:value="0.0000266666666666667" calcext:value-type="float">
            <text:p>2,66666666666667E-005</text:p>
          </table:table-cell>
          <table:table-cell table:formula="of:=[.H40]/[.F40]" office:value-type="float" office:value="0.000062015503875969" calcext:value-type="float">
            <text:p>6,2015503875969E-005</text:p>
          </table:table-cell>
          <table:table-cell table:formula="of:=SQRT(([.I40]/[.F40])^2+(([.G40]*[.H40])/[.F40]^2)^2)" office:value-type="float" office:value="0.00000237775187940112" calcext:value-type="float">
            <text:p>2,37775187940112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0.5" calcext:value-type="float">
            <text:p>0,5</text:p>
          </table:table-cell>
          <table:table-cell table:formula="of:=(10^-4)*(1/1.875)*[.L40]" office:value-type="float" office:value="0.00106666666666667" calcext:value-type="float">
            <text:p>0,0010666667</text:p>
          </table:table-cell>
          <table:table-cell table:formula="of:=(10^-4)*(1/1.875)*[.M40]" office:value-type="float" office:value="0.0000266666666666667" calcext:value-type="float">
            <text:p>2,66666666666667E-005</text:p>
          </table:table-cell>
          <table:table-cell table:formula="of:=[.P40]/[.N40]" office:value-type="float" office:value="0.000122605363984674" calcext:value-type="float">
            <text:p>0,0001226054</text:p>
          </table:table-cell>
          <table:table-cell table:formula="of:=SQRT(([.Q40]/[.N40])^2+(([.O40]*[.P40])/[.N40]^2)^2)" office:value-type="float" office:value="0.00000768408637295519" calcext:value-type="float">
            <text:p>7,68408637295519E-006</text:p>
          </table:table-cell>
          <table:table-cell table:formula="of:=SQRT((9*[.J40]*1.8*10^-5)/(2*9.81*874))" office:value-type="float" office:value="0.000000765424620911014" calcext:value-type="float">
            <text:p>7,65424620911014E-007</text:p>
          </table:table-cell>
          <table:table-cell/>
          <table:table-cell table:formula="of:=([.J40]+[.R40])*(SQRT([.J40])/[.B40])*(2*10^-10)" office:value-type="float" office:value="5.75797193897364E-019" calcext:value-type="float">
            <text:p>5,75797193897364E-019</text:p>
          </table:table-cell>
          <table:table-cell/>
          <table:table-cell table:formula="of:=[.V40]/(1+[.AA40])^(3/2)" office:value-type="float" office:value="5.1213945827187E-019" calcext:value-type="float">
            <text:p>5,1213945827187E-019</text:p>
          </table:table-cell>
          <table:table-cell/>
          <table:table-cell table:formula="of:=[.X40]/3" office:value-type="float" office:value="1.7071315275729E-019" calcext:value-type="float">
            <text:p>1,7071315275729E-019</text:p>
          </table:table-cell>
          <table:table-cell table:formula="of:=[.$B$62]/([.$B$59]*[.T40])" office:value-type="float" office:value="0.0812369302778346" calcext:value-type="float">
            <text:p>0,0812369303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5.1" calcext:value-type="float">
            <text:p>15,1</text:p>
          </table:table-cell>
          <table:table-cell office:value-type="float" office:value="0.5" calcext:value-type="float">
            <text:p>0,5</text:p>
          </table:table-cell>
          <table:table-cell table:formula="of:=(10^-4/1.875)*[.D41]" office:value-type="float" office:value="0.00106666666666667" calcext:value-type="float">
            <text:p>0,0010666667</text:p>
          </table:table-cell>
          <table:table-cell table:formula="of:=(10^-4)*(1/1.875)*[.E41]" office:value-type="float" office:value="0.0000266666666666667" calcext:value-type="float">
            <text:p>2,66666666666667E-005</text:p>
          </table:table-cell>
          <table:table-cell table:formula="of:=[.H41]/[.F41]" office:value-type="float" office:value="0.0000706401766004415" calcext:value-type="float">
            <text:p>7,06401766004415E-005</text:p>
          </table:table-cell>
          <table:table-cell table:formula="of:=SQRT(([.I41]/[.F41])^2+(([.G41]*[.H41])/[.F41]^2)^2)" office:value-type="float" office:value="0.00000293088053953308" calcext:value-type="float">
            <text:p>2,9308805395330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table:formula="of:=(10^-4)*(1/1.875)*[.L41]" office:value-type="float" office:value="0.00106666666666667" calcext:value-type="float">
            <text:p>0,0010666667</text:p>
          </table:table-cell>
          <table:table-cell table:formula="of:=(10^-4)*(1/1.875)*[.M41]" office:value-type="float" office:value="0.0000266666666666667" calcext:value-type="float">
            <text:p>2,66666666666667E-005</text:p>
          </table:table-cell>
          <table:table-cell table:formula="of:=[.P41]/[.N41]" office:value-type="float" office:value="0.000124031007751938" calcext:value-type="float">
            <text:p>0,000124031</text:p>
          </table:table-cell>
          <table:table-cell table:formula="of:=SQRT(([.Q41]/[.N41])^2+(([.O41]*[.P41])/[.N41]^2)^2)" office:value-type="float" office:value="0.00000784951231558381" calcext:value-type="float">
            <text:p>7,84951231558381E-006</text:p>
          </table:table-cell>
          <table:table-cell table:formula="of:=SQRT((9*[.J41]*1.8*10^-5)/(2*9.81*874))" office:value-type="float" office:value="0.000000816917458567802" calcext:value-type="float">
            <text:p>8,16917458567802E-007</text:p>
          </table:table-cell>
          <table:table-cell/>
          <table:table-cell table:formula="of:=([.J41]+[.R41])*(SQRT([.J41])/[.B41])*(2*10^-10)" office:value-type="float" office:value="6.47986826456083E-019" calcext:value-type="float">
            <text:p>6,47986826456083E-019</text:p>
          </table:table-cell>
          <table:table-cell/>
          <table:table-cell table:formula="of:=[.V41]/(1+[.AA41])^(3/2)" office:value-type="float" office:value="5.80466757185123E-019" calcext:value-type="float">
            <text:p>5,80466757185123E-019</text:p>
          </table:table-cell>
          <table:table-cell/>
          <table:table-cell table:formula="of:=[.X41]/3" office:value-type="float" office:value="1.93488919061708E-019" calcext:value-type="float">
            <text:p>1,93488919061708E-019</text:p>
          </table:table-cell>
          <table:table-cell table:formula="of:=[.$B$62]/([.$B$59]*[.T41])" office:value-type="float" office:value="0.0761163149467997" calcext:value-type="float">
            <text:p>0,0761163149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table:formula="of:=(10^-4/1.875)*[.D42]" office:value-type="float" office:value="0.00106666666666667" calcext:value-type="float">
            <text:p>0,0010666667</text:p>
          </table:table-cell>
          <table:table-cell table:formula="of:=(10^-4)*(1/1.875)*[.E42]" office:value-type="float" office:value="0.0000266666666666667" calcext:value-type="float">
            <text:p>2,66666666666667E-005</text:p>
          </table:table-cell>
          <table:table-cell table:formula="of:=[.H42]/[.F42]" office:value-type="float" office:value="0.0000666666666666667" calcext:value-type="float">
            <text:p>6,66666666666667E-005</text:p>
          </table:table-cell>
          <table:table-cell table:formula="of:=SQRT(([.I42]/[.F42])^2+(([.G42]*[.H42])/[.F42]^2)^2)" office:value-type="float" office:value="0.00000266796843226369" calcext:value-type="float">
            <text:p>0,000002668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0.5" calcext:value-type="float">
            <text:p>0,5</text:p>
          </table:table-cell>
          <table:table-cell table:formula="of:=(10^-4)*(1/1.875)*[.L42]" office:value-type="float" office:value="0.00106666666666667" calcext:value-type="float">
            <text:p>0,0010666667</text:p>
          </table:table-cell>
          <table:table-cell table:formula="of:=(10^-4)*(1/1.875)*[.M42]" office:value-type="float" office:value="0.0000266666666666667" calcext:value-type="float">
            <text:p>2,66666666666667E-005</text:p>
          </table:table-cell>
          <table:table-cell table:formula="of:=[.P42]/[.N42]" office:value-type="float" office:value="0.000122605363984674" calcext:value-type="float">
            <text:p>0,0001226054</text:p>
          </table:table-cell>
          <table:table-cell table:formula="of:=SQRT(([.Q42]/[.N42])^2+(([.O42]*[.P42])/[.N42]^2)^2)" office:value-type="float" office:value="0.00000768408637295519" calcext:value-type="float">
            <text:p>7,68408637295519E-006</text:p>
          </table:table-cell>
          <table:table-cell table:formula="of:=SQRT((9*[.J42]*1.8*10^-5)/(2*9.81*874))" office:value-type="float" office:value="0.000000793609138095718" calcext:value-type="float">
            <text:p>7,93609138095718E-007</text:p>
          </table:table-cell>
          <table:table-cell/>
          <table:table-cell table:formula="of:=([.J42]+[.R42])*(SQRT([.J42])/[.B42])*(2*10^-10)" office:value-type="float" office:value="6.12039468879476E-019" calcext:value-type="float">
            <text:p>6,12039468879476E-019</text:p>
          </table:table-cell>
          <table:table-cell/>
          <table:table-cell table:formula="of:=[.V42]/(1+[.AA42])^(3/2)" office:value-type="float" office:value="5.4656107160025E-019" calcext:value-type="float">
            <text:p>5,4656107160025E-019</text:p>
          </table:table-cell>
          <table:table-cell/>
          <table:table-cell table:formula="of:=[.X42]/3" office:value-type="float" office:value="1.8218702386675E-019" calcext:value-type="float">
            <text:p>1,8218702386675E-019</text:p>
          </table:table-cell>
          <table:table-cell table:formula="of:=[.$B$62]/([.$B$59]*[.T42])" office:value-type="float" office:value="0.0783518530432879" calcext:value-type="float">
            <text:p>0,078351853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3" calcext:value-type="float">
            <text:p>17,3</text:p>
          </table:table-cell>
          <table:table-cell office:value-type="float" office:value="0.5" calcext:value-type="float">
            <text:p>0,5</text:p>
          </table:table-cell>
          <table:table-cell table:formula="of:=(10^-4/1.875)*[.D43]" office:value-type="float" office:value="0.00106666666666667" calcext:value-type="float">
            <text:p>0,0010666667</text:p>
          </table:table-cell>
          <table:table-cell table:formula="of:=(10^-4)*(1/1.875)*[.E43]" office:value-type="float" office:value="0.0000266666666666667" calcext:value-type="float">
            <text:p>2,66666666666667E-005</text:p>
          </table:table-cell>
          <table:table-cell table:formula="of:=[.H43]/[.F43]" office:value-type="float" office:value="0.0000616570327552986" calcext:value-type="float">
            <text:p>0,000061657</text:p>
          </table:table-cell>
          <table:table-cell table:formula="of:=SQRT(([.I43]/[.F43])^2+(([.G43]*[.H43])/[.F43]^2)^2)" office:value-type="float" office:value="0.00000235616220323854" calcext:value-type="float">
            <text:p>2,3561622032385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(10^-4)*(1/1.875)*[.L43]" office:value-type="float" office:value="0.00106666666666667" calcext:value-type="float">
            <text:p>0,0010666667</text:p>
          </table:table-cell>
          <table:table-cell table:formula="of:=(10^-4)*(1/1.875)*[.M43]" office:value-type="float" office:value="0.0000266666666666667" calcext:value-type="float">
            <text:p>2,66666666666667E-005</text:p>
          </table:table-cell>
          <table:table-cell table:formula="of:=[.P43]/[.N43]" office:value-type="float" office:value="0.000118518518518519" calcext:value-type="float">
            <text:p>0,0001185185</text:p>
          </table:table-cell>
          <table:table-cell table:formula="of:=SQRT(([.Q43]/[.N43])^2+(([.O43]*[.P43])/[.N43]^2)^2)" office:value-type="float" office:value="0.00000722031677348521" calcext:value-type="float">
            <text:p>7,22031677348521E-006</text:p>
          </table:table-cell>
          <table:table-cell table:formula="of:=SQRT((9*[.J43]*1.8*10^-5)/(2*9.81*874))" office:value-type="float" office:value="0.000000763209204915969" calcext:value-type="float">
            <text:p>7,63209204915969E-007</text:p>
          </table:table-cell>
          <table:table-cell/>
          <table:table-cell table:formula="of:=([.J43]+[.R43])*(SQRT([.J43])/[.B43])*(2*10^-10)" office:value-type="float" office:value="5.60306663392188E-019" calcext:value-type="float">
            <text:p>5,60306663392188E-019</text:p>
          </table:table-cell>
          <table:table-cell/>
          <table:table-cell table:formula="of:=[.V43]/(1+[.AA43])^(3/2)" office:value-type="float" office:value="4.98198505925729E-019" calcext:value-type="float">
            <text:p>4,98198505925729E-019</text:p>
          </table:table-cell>
          <table:table-cell/>
          <table:table-cell table:formula="of:=[.X43]/3" office:value-type="float" office:value="1.6606616864191E-019" calcext:value-type="float">
            <text:p>1,6606616864191E-019</text:p>
          </table:table-cell>
          <table:table-cell table:formula="of:=[.$B$62]/([.$B$59]*[.T43])" office:value-type="float" office:value="0.0814727418922212" calcext:value-type="float">
            <text:p>0,0814727419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5.7" calcext:value-type="float">
            <text:p>15,7</text:p>
          </table:table-cell>
          <table:table-cell office:value-type="float" office:value="0.5" calcext:value-type="float">
            <text:p>0,5</text:p>
          </table:table-cell>
          <table:table-cell table:formula="of:=(10^-4/1.875)*[.D44]" office:value-type="float" office:value="0.00106666666666667" calcext:value-type="float">
            <text:p>0,0010666667</text:p>
          </table:table-cell>
          <table:table-cell table:formula="of:=(10^-4)*(1/1.875)*[.E44]" office:value-type="float" office:value="0.0000266666666666667" calcext:value-type="float">
            <text:p>2,66666666666667E-005</text:p>
          </table:table-cell>
          <table:table-cell table:formula="of:=[.H44]/[.F44]" office:value-type="float" office:value="0.0000679405520169851" calcext:value-type="float">
            <text:p>6,79405520169851E-005</text:p>
          </table:table-cell>
          <table:table-cell table:formula="of:=SQRT(([.I44]/[.F44])^2+(([.G44]*[.H44])/[.F44]^2)^2)" office:value-type="float" office:value="0.0000027507450063575" calcext:value-type="float">
            <text:p>2,7507450063575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table:formula="of:=(10^-4)*(1/1.875)*[.L44]" office:value-type="float" office:value="0.00106666666666667" calcext:value-type="float">
            <text:p>0,0010666667</text:p>
          </table:table-cell>
          <table:table-cell table:formula="of:=(10^-4)*(1/1.875)*[.M44]" office:value-type="float" office:value="0.0000266666666666667" calcext:value-type="float">
            <text:p>2,66666666666667E-005</text:p>
          </table:table-cell>
          <table:table-cell table:formula="of:=[.P44]/[.N44]" office:value-type="float" office:value="0.000126984126984127" calcext:value-type="float">
            <text:p>0,0001269841</text:p>
          </table:table-cell>
          <table:table-cell table:formula="of:=SQRT(([.Q44]/[.N44])^2+(([.O44]*[.P44])/[.N44]^2)^2)" office:value-type="float" office:value="0.00000819818404411565" calcext:value-type="float">
            <text:p>8,19818404411565E-006</text:p>
          </table:table-cell>
          <table:table-cell table:formula="of:=SQRT((9*[.J44]*1.8*10^-5)/(2*9.81*874))" office:value-type="float" office:value="0.000000801155512035742" calcext:value-type="float">
            <text:p>8,01155512035742E-007</text:p>
          </table:table-cell>
          <table:table-cell/>
          <table:table-cell table:formula="of:=([.J44]+[.R44])*(SQRT([.J44])/[.B44])*(2*10^-10)" office:value-type="float" office:value="6.36311805593039E-019" calcext:value-type="float">
            <text:p>6,36311805593039E-019</text:p>
          </table:table-cell>
          <table:table-cell/>
          <table:table-cell table:formula="of:=[.V44]/(1+[.AA44])^(3/2)" office:value-type="float" office:value="5.6882050954644E-019" calcext:value-type="float">
            <text:p>5,6882050954644E-019</text:p>
          </table:table-cell>
          <table:table-cell/>
          <table:table-cell table:formula="of:=[.X44]/3" office:value-type="float" office:value="1.8960683651548E-019" calcext:value-type="float">
            <text:p>1,8960683651548E-019</text:p>
          </table:table-cell>
          <table:table-cell table:formula="of:=[.$B$62]/([.$B$59]*[.T44])" office:value-type="float" office:value="0.0776138285610547" calcext:value-type="float">
            <text:p>0,0776138286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0.5" calcext:value-type="float">
            <text:p>0,5</text:p>
          </table:table-cell>
          <table:table-cell table:formula="of:=(10^-4/1.875)*[.D45]" office:value-type="float" office:value="0.00106666666666667" calcext:value-type="float">
            <text:p>0,0010666667</text:p>
          </table:table-cell>
          <table:table-cell table:formula="of:=(10^-4)*(1/1.875)*[.E45]" office:value-type="float" office:value="0.0000266666666666667" calcext:value-type="float">
            <text:p>2,66666666666667E-005</text:p>
          </table:table-cell>
          <table:table-cell table:formula="of:=[.H45]/[.F45]" office:value-type="float" office:value="0.0000903954802259887" calcext:value-type="float">
            <text:p>9,03954802259887E-005</text:p>
          </table:table-cell>
          <table:table-cell table:formula="of:=SQRT(([.I45]/[.F45])^2+(([.G45]*[.H45])/[.F45]^2)^2)" office:value-type="float" office:value="0.00000444729325349997" calcext:value-type="float">
            <text:p>4,44729325349997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formula="of:=(10^-4)*(1/1.875)*[.L45]" office:value-type="float" office:value="0.00106666666666667" calcext:value-type="float">
            <text:p>0,0010666667</text:p>
          </table:table-cell>
          <table:table-cell table:formula="of:=(10^-4)*(1/1.875)*[.M45]" office:value-type="float" office:value="0.0000266666666666667" calcext:value-type="float">
            <text:p>2,66666666666667E-005</text:p>
          </table:table-cell>
          <table:table-cell table:formula="of:=[.P45]/[.N45]" office:value-type="float" office:value="0.0000627450980392157" calcext:value-type="float">
            <text:p>6,27450980392157E-005</text:p>
          </table:table-cell>
          <table:table-cell table:formula="of:=SQRT(([.Q45]/[.N45])^2+(([.O45]*[.P45])/[.N45]^2)^2)" office:value-type="float" office:value="0.00000242203547836802" calcext:value-type="float">
            <text:p>0,000002422</text:p>
          </table:table-cell>
          <table:table-cell table:formula="of:=SQRT((9*[.J45]*1.8*10^-5)/(2*9.81*874))" office:value-type="float" office:value="0.00000092411420826871" calcext:value-type="float">
            <text:p>9,2411420826871E-007</text:p>
          </table:table-cell>
          <table:table-cell/>
          <table:table-cell table:formula="of:=([.J45]+[.R45])*(SQRT([.J45])/[.B45])*(2*10^-10)" office:value-type="float" office:value="5.76636671845681E-019" calcext:value-type="float">
            <text:p>5,76636671845681E-019</text:p>
          </table:table-cell>
          <table:table-cell/>
          <table:table-cell table:formula="of:=[.V45]/(1+[.AA45])^(3/2)" office:value-type="float" office:value="5.22974498753004E-019" calcext:value-type="float">
            <text:p>5,22974498753004E-019</text:p>
          </table:table-cell>
          <table:table-cell/>
          <table:table-cell table:formula="of:=[.X45]/3" office:value-type="float" office:value="1.74324832917668E-019" calcext:value-type="float">
            <text:p>1,74324832917668E-019</text:p>
          </table:table-cell>
          <table:table-cell table:formula="of:=[.$B$62]/([.$B$59]*[.T45])" office:value-type="float" office:value="0.0672868634693748" calcext:value-type="float">
            <text:p>0,0672868635</text:p>
          </table:table-cell>
          <table:table-cell table:number-columns-repeated="9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table:formula="of:=(10^-4/1.875)*[.D46]" office:value-type="float" office:value="0.00106666666666667" calcext:value-type="float">
            <text:p>0,0010666667</text:p>
          </table:table-cell>
          <table:table-cell table:formula="of:=(10^-4)*(1/1.875)*[.E46]" office:value-type="float" office:value="0.0000266666666666667" calcext:value-type="float">
            <text:p>2,66666666666667E-005</text:p>
          </table:table-cell>
          <table:table-cell table:formula="of:=[.H46]/[.F46]" office:value-type="float" office:value="0.0000952380952380953" calcext:value-type="float">
            <text:p>9,52380952380953E-005</text:p>
          </table:table-cell>
          <table:table-cell table:formula="of:=SQRT(([.I46]/[.F46])^2+(([.G46]*[.H46])/[.F46]^2)^2)" office:value-type="float" office:value="0.00000487297577615456" calcext:value-type="float">
            <text:p>0,0000048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.1" calcext:value-type="float">
            <text:p>18,1</text:p>
          </table:table-cell>
          <table:table-cell office:value-type="float" office:value="0.5" calcext:value-type="float">
            <text:p>0,5</text:p>
          </table:table-cell>
          <table:table-cell table:formula="of:=(10^-4)*(1/1.875)*[.L46]" office:value-type="float" office:value="0.00106666666666667" calcext:value-type="float">
            <text:p>0,0010666667</text:p>
          </table:table-cell>
          <table:table-cell table:formula="of:=(10^-4)*(1/1.875)*[.M46]" office:value-type="float" office:value="0.0000266666666666667" calcext:value-type="float">
            <text:p>2,66666666666667E-005</text:p>
          </table:table-cell>
          <table:table-cell table:formula="of:=[.P46]/[.N46]" office:value-type="float" office:value="0.0000589318600368324" calcext:value-type="float">
            <text:p>5,89318600368324E-005</text:p>
          </table:table-cell>
          <table:table-cell table:formula="of:=SQRT(([.Q46]/[.N46])^2+(([.O46]*[.P46])/[.N46]^2)^2)" office:value-type="float" office:value="0.00000219563887772585" calcext:value-type="float">
            <text:p>2,19563887772585E-006</text:p>
          </table:table-cell>
          <table:table-cell table:formula="of:=SQRT((9*[.J46]*1.8*10^-5)/(2*9.81*874))" office:value-type="float" office:value="0.000000948544346481211" calcext:value-type="float">
            <text:p>9,48544346481211E-007</text:p>
          </table:table-cell>
          <table:table-cell/>
          <table:table-cell table:formula="of:=([.J46]+[.R46])*(SQRT([.J46])/[.B46])*(2*10^-10)" office:value-type="float" office:value="5.95859289502075E-019" calcext:value-type="float">
            <text:p>5,95859289502075E-019</text:p>
          </table:table-cell>
          <table:table-cell/>
          <table:table-cell table:formula="of:=[.V46]/(1+[.AA46])^(3/2)" office:value-type="float" office:value="5.41727150555085E-019" calcext:value-type="float">
            <text:p>5,41727150555085E-019</text:p>
          </table:table-cell>
          <table:table-cell/>
          <table:table-cell table:formula="of:=[.X46]/3" office:value-type="float" office:value="1.80575716851695E-019" calcext:value-type="float">
            <text:p>1,80575716851695E-019</text:p>
          </table:table-cell>
          <table:table-cell table:formula="of:=[.$B$62]/([.$B$59]*[.T46])" office:value-type="float" office:value="0.0655538634461913" calcext:value-type="float">
            <text:p>0,0655538634</text:p>
          </table:table-cell>
          <table:table-cell table:number-columns-repeated="99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3" calcext:value-type="float">
            <text:p>11,3</text:p>
          </table:table-cell>
          <table:table-cell office:value-type="float" office:value="0.5" calcext:value-type="float">
            <text:p>0,5</text:p>
          </table:table-cell>
          <table:table-cell table:formula="of:=(10^-4/1.875)*[.D47]" office:value-type="float" office:value="0.00106666666666667" calcext:value-type="float">
            <text:p>0,0010666667</text:p>
          </table:table-cell>
          <table:table-cell table:formula="of:=(10^-4)*(1/1.875)*[.E47]" office:value-type="float" office:value="0.0000266666666666667" calcext:value-type="float">
            <text:p>2,66666666666667E-005</text:p>
          </table:table-cell>
          <table:table-cell table:formula="of:=[.H47]/[.F47]" office:value-type="float" office:value="0.0000943952802359882" calcext:value-type="float">
            <text:p>9,43952802359882E-005</text:p>
          </table:table-cell>
          <table:table-cell table:formula="of:=SQRT(([.I47]/[.F47])^2+(([.G47]*[.H47])/[.F47]^2)^2)" office:value-type="float" office:value="0.00000479734859667114" calcext:value-type="float">
            <text:p>4,7973485966711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8" calcext:value-type="float">
            <text:p>17,8</text:p>
          </table:table-cell>
          <table:table-cell office:value-type="float" office:value="0.5" calcext:value-type="float">
            <text:p>0,5</text:p>
          </table:table-cell>
          <table:table-cell table:formula="of:=(10^-4)*(1/1.875)*[.L47]" office:value-type="float" office:value="0.00106666666666667" calcext:value-type="float">
            <text:p>0,0010666667</text:p>
          </table:table-cell>
          <table:table-cell table:formula="of:=(10^-4)*(1/1.875)*[.M47]" office:value-type="float" office:value="0.0000266666666666667" calcext:value-type="float">
            <text:p>2,66666666666667E-005</text:p>
          </table:table-cell>
          <table:table-cell table:formula="of:=[.P47]/[.N47]" office:value-type="float" office:value="0.0000599250936329588" calcext:value-type="float">
            <text:p>5,99250936329588E-005</text:p>
          </table:table-cell>
          <table:table-cell table:formula="of:=SQRT(([.Q47]/[.N47])^2+(([.O47]*[.P47])/[.N47]^2)^2)" office:value-type="float" office:value="0.00000225340805929807" calcext:value-type="float">
            <text:p>2,25340805929807E-006</text:p>
          </table:table-cell>
          <table:table-cell table:formula="of:=SQRT((9*[.J47]*1.8*10^-5)/(2*9.81*874))" office:value-type="float" office:value="0.000000944337920670521" calcext:value-type="float">
            <text:p>9,44337920670521E-007</text:p>
          </table:table-cell>
          <table:table-cell/>
          <table:table-cell table:formula="of:=([.J47]+[.R47])*(SQRT([.J47])/[.B47])*(2*10^-10)" office:value-type="float" office:value="5.93795667309302E-019" calcext:value-type="float">
            <text:p>5,93795667309302E-019</text:p>
          </table:table-cell>
          <table:table-cell/>
          <table:table-cell table:formula="of:=[.V47]/(1+[.AA47])^(3/2)" office:value-type="float" office:value="5.39629170158397E-019" calcext:value-type="float">
            <text:p>5,39629170158397E-019</text:p>
          </table:table-cell>
          <table:table-cell/>
          <table:table-cell table:formula="of:=[.X47]/3" office:value-type="float" office:value="1.79876390052799E-019" calcext:value-type="float">
            <text:p>1,79876390052799E-019</text:p>
          </table:table-cell>
          <table:table-cell table:formula="of:=[.$B$62]/([.$B$59]*[.T47])" office:value-type="float" office:value="0.0658458642831319" calcext:value-type="float">
            <text:p>0,0658458643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3" calcext:value-type="float">
            <text:p>11,3</text:p>
          </table:table-cell>
          <table:table-cell office:value-type="float" office:value="0.5" calcext:value-type="float">
            <text:p>0,5</text:p>
          </table:table-cell>
          <table:table-cell table:formula="of:=(10^-4/1.875)*[.D48]" office:value-type="float" office:value="0.00106666666666667" calcext:value-type="float">
            <text:p>0,0010666667</text:p>
          </table:table-cell>
          <table:table-cell table:formula="of:=(10^-4)*(1/1.875)*[.E48]" office:value-type="float" office:value="0.0000266666666666667" calcext:value-type="float">
            <text:p>2,66666666666667E-005</text:p>
          </table:table-cell>
          <table:table-cell table:formula="of:=[.H48]/[.F48]" office:value-type="float" office:value="0.0000943952802359882" calcext:value-type="float">
            <text:p>9,43952802359882E-005</text:p>
          </table:table-cell>
          <table:table-cell table:formula="of:=SQRT(([.I48]/[.F48])^2+(([.G48]*[.H48])/[.F48]^2)^2)" office:value-type="float" office:value="0.00000479734859667114" calcext:value-type="float">
            <text:p>4,7973485966711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5" calcext:value-type="float">
            <text:p>17,5</text:p>
          </table:table-cell>
          <table:table-cell office:value-type="float" office:value="0.5" calcext:value-type="float">
            <text:p>0,5</text:p>
          </table:table-cell>
          <table:table-cell table:formula="of:=(10^-4)*(1/1.875)*[.L48]" office:value-type="float" office:value="0.00106666666666667" calcext:value-type="float">
            <text:p>0,0010666667</text:p>
          </table:table-cell>
          <table:table-cell table:formula="of:=(10^-4)*(1/1.875)*[.M48]" office:value-type="float" office:value="0.0000266666666666667" calcext:value-type="float">
            <text:p>2,66666666666667E-005</text:p>
          </table:table-cell>
          <table:table-cell table:formula="of:=[.P48]/[.N48]" office:value-type="float" office:value="0.000060952380952381" calcext:value-type="float">
            <text:p>6,0952380952381E-005</text:p>
          </table:table-cell>
          <table:table-cell table:formula="of:=SQRT(([.Q48]/[.N48])^2+(([.O48]*[.P48])/[.N48]^2)^2)" office:value-type="float" office:value="0.00000231404534698986" calcext:value-type="float">
            <text:p>0,000002314</text:p>
          </table:table-cell>
          <table:table-cell table:formula="of:=SQRT((9*[.J48]*1.8*10^-5)/(2*9.81*874))" office:value-type="float" office:value="0.000000944337920670521" calcext:value-type="float">
            <text:p>9,44337920670521E-007</text:p>
          </table:table-cell>
          <table:table-cell/>
          <table:table-cell table:formula="of:=([.J48]+[.R48])*(SQRT([.J48])/[.B48])*(2*10^-10)" office:value-type="float" office:value="5.97748474991537E-019" calcext:value-type="float">
            <text:p>5,97748474991537E-019</text:p>
          </table:table-cell>
          <table:table-cell/>
          <table:table-cell table:formula="of:=[.V48]/(1+[.AA48])^(3/2)" office:value-type="float" office:value="5.43221399685813E-019" calcext:value-type="float">
            <text:p>5,43221399685813E-019</text:p>
          </table:table-cell>
          <table:table-cell/>
          <table:table-cell table:formula="of:=[.X48]/3" office:value-type="float" office:value="1.81073799895271E-019" calcext:value-type="float">
            <text:p>1,81073799895271E-019</text:p>
          </table:table-cell>
          <table:table-cell table:formula="of:=[.$B$62]/([.$B$59]*[.T48])" office:value-type="float" office:value="0.0658458642831319" calcext:value-type="float">
            <text:p>0,0658458643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0.5" calcext:value-type="float">
            <text:p>0,5</text:p>
          </table:table-cell>
          <table:table-cell table:formula="of:=(10^-4/1.875)*[.D49]" office:value-type="float" office:value="0.00106666666666667" calcext:value-type="float">
            <text:p>0,0010666667</text:p>
          </table:table-cell>
          <table:table-cell table:formula="of:=(10^-4)*(1/1.875)*[.E49]" office:value-type="float" office:value="0.0000266666666666667" calcext:value-type="float">
            <text:p>2,66666666666667E-005</text:p>
          </table:table-cell>
          <table:table-cell table:formula="of:=[.H49]/[.F49]" office:value-type="float" office:value="0.000114695340501792" calcext:value-type="float">
            <text:p>0,0001146953</text:p>
          </table:table-cell>
          <table:table-cell table:formula="of:=SQRT(([.I49]/[.F49])^2+(([.G49]*[.H49])/[.F49]^2)^2)" office:value-type="float" office:value="0.00000680048354289009" calcext:value-type="float">
            <text:p>6,80048354289009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5.9" calcext:value-type="float">
            <text:p>55,9</text:p>
          </table:table-cell>
          <table:table-cell office:value-type="float" office:value="0.5" calcext:value-type="float">
            <text:p>0,5</text:p>
          </table:table-cell>
          <table:table-cell table:formula="of:=(10^-4)*(1/1.875)*[.L49]" office:value-type="float" office:value="0.00106666666666667" calcext:value-type="float">
            <text:p>0,0010666667</text:p>
          </table:table-cell>
          <table:table-cell table:formula="of:=(10^-4)*(1/1.875)*[.M49]" office:value-type="float" office:value="0.0000266666666666667" calcext:value-type="float">
            <text:p>2,66666666666667E-005</text:p>
          </table:table-cell>
          <table:table-cell table:formula="of:=[.P49]/[.N49]" office:value-type="float" office:value="0.0000190816935002982" calcext:value-type="float">
            <text:p>1,90816935002982E-005</text:p>
          </table:table-cell>
          <table:table-cell table:formula="of:=SQRT(([.Q49]/[.N49])^2+(([.O49]*[.P49])/[.N49]^2)^2)" office:value-type="float" office:value="0.000000506655746109171" calcext:value-type="float">
            <text:p>5,06655746109171E-007</text:p>
          </table:table-cell>
          <table:table-cell table:formula="of:=SQRT((9*[.J49]*1.8*10^-5)/(2*9.81*874))" office:value-type="float" office:value="0.00000104093875255481" calcext:value-type="float">
            <text:p>1,04093875255481E-006</text:p>
          </table:table-cell>
          <table:table-cell/>
          <table:table-cell table:formula="of:=([.J49]+[.R49])*(SQRT([.J49])/[.B49])*(2*10^-10)" office:value-type="float" office:value="5.67404881709443E-019" calcext:value-type="float">
            <text:p>5,67404881709443E-019</text:p>
          </table:table-cell>
          <table:table-cell/>
          <table:table-cell table:formula="of:=[.V49]/(1+[.AA49])^(3/2)" office:value-type="float" office:value="5.20112140586369E-019" calcext:value-type="float">
            <text:p>5,20112140586369E-019</text:p>
          </table:table-cell>
          <table:table-cell/>
          <table:table-cell table:formula="of:=[.X49]/3" office:value-type="float" office:value="1.7337071352879E-019" calcext:value-type="float">
            <text:p>1,7337071352879E-019</text:p>
          </table:table-cell>
          <table:table-cell table:formula="of:=[.$B$62]/([.$B$59]*[.T49])" office:value-type="float" office:value="0.0597352595522778" calcext:value-type="float">
            <text:p>0,0597352596</text:p>
          </table:table-cell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  <table:table-cell office:value-type="float" office:value="0.5" calcext:value-type="float">
            <text:p>0,5</text:p>
          </table:table-cell>
          <table:table-cell table:formula="of:=(10^-4/1.875)*[.D50]" office:value-type="float" office:value="0.00106666666666667" calcext:value-type="float">
            <text:p>0,0010666667</text:p>
          </table:table-cell>
          <table:table-cell table:formula="of:=(10^-4)*(1/1.875)*[.E50]" office:value-type="float" office:value="0.0000266666666666667" calcext:value-type="float">
            <text:p>2,66666666666667E-005</text:p>
          </table:table-cell>
          <table:table-cell table:formula="of:=[.H50]/[.F50]" office:value-type="float" office:value="0.0000528052805280528" calcext:value-type="float">
            <text:p>5,28052805280528E-005</text:p>
          </table:table-cell>
          <table:table-cell table:formula="of:=SQRT(([.I50]/[.F50])^2+(([.G50]*[.H50])/[.F50]^2)^2)" office:value-type="float" office:value="0.0000018577292681071" calcext:value-type="float">
            <text:p>1,8577292681071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0.9" calcext:value-type="float">
            <text:p>60,9</text:p>
          </table:table-cell>
          <table:table-cell office:value-type="float" office:value="0.5" calcext:value-type="float">
            <text:p>0,5</text:p>
          </table:table-cell>
          <table:table-cell table:formula="of:=(10^-4)*(1/1.875)*[.L50]" office:value-type="float" office:value="0.00106666666666667" calcext:value-type="float">
            <text:p>0,0010666667</text:p>
          </table:table-cell>
          <table:table-cell table:formula="of:=(10^-4)*(1/1.875)*[.M50]" office:value-type="float" office:value="0.0000266666666666667" calcext:value-type="float">
            <text:p>2,66666666666667E-005</text:p>
          </table:table-cell>
          <table:table-cell table:formula="of:=[.P50]/[.N50]" office:value-type="float" office:value="0.0000175150519978106" calcext:value-type="float">
            <text:p>1,75150519978106E-005</text:p>
          </table:table-cell>
          <table:table-cell table:formula="of:=SQRT(([.Q50]/[.N50])^2+(([.O50]*[.P50])/[.N50]^2)^2)" office:value-type="float" office:value="0.000000460884578431716" calcext:value-type="float">
            <text:p>4,60884578431716E-007</text:p>
          </table:table-cell>
          <table:table-cell table:formula="of:=SQRT((9*[.J50]*1.8*10^-5)/(2*9.81*874))" office:value-type="float" office:value="0.00000070630286274095" calcext:value-type="float">
            <text:p>7,0630286274095E-007</text:p>
          </table:table-cell>
          <table:table-cell/>
          <table:table-cell table:formula="of:=([.J50]+[.R50])*(SQRT([.J50])/[.B50])*(2*10^-10)" office:value-type="float" office:value="2.02375628425786E-019" calcext:value-type="float">
            <text:p>2,02375628425786E-019</text:p>
          </table:table-cell>
          <table:table-cell/>
          <table:table-cell table:formula="of:=[.V50]/(1+[.AA50])^(3/2)" office:value-type="float" office:value="1.7831699901236E-019" calcext:value-type="float">
            <text:p>1,7831699901236E-019</text:p>
          </table:table-cell>
          <table:table-cell/>
          <table:table-cell table:formula="of:=[.X50]" office:value-type="float" office:value="1.7831699901236E-019" calcext:value-type="float">
            <text:p>1,7831699901236E-019</text:p>
          </table:table-cell>
          <table:table-cell table:formula="of:=[.$B$62]/([.$B$59]*[.T50])" office:value-type="float" office:value="0.0880369453984388" calcext:value-type="float">
            <text:p>0,0880369454</text:p>
          </table:table-cell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table:formula="of:=(10^-4/1.875)*[.D51]" office:value-type="float" office:value="0.00106666666666667" calcext:value-type="float">
            <text:p>0,0010666667</text:p>
          </table:table-cell>
          <table:table-cell table:formula="of:=(10^-4)*(1/1.875)*[.E51]" office:value-type="float" office:value="0.0000266666666666667" calcext:value-type="float">
            <text:p>2,66666666666667E-005</text:p>
          </table:table-cell>
          <table:table-cell table:formula="of:=[.H51]/[.F51]" office:value-type="float" office:value="0.000117216117216117" calcext:value-type="float">
            <text:p>0,0001172161</text:p>
          </table:table-cell>
          <table:table-cell table:formula="of:=SQRT(([.I51]/[.F51])^2+(([.G51]*[.H51])/[.F51]^2)^2)" office:value-type="float" office:value="0.0000070757760016013" calcext:value-type="float">
            <text:p>7,0757760016013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5.4" calcext:value-type="float">
            <text:p>45,4</text:p>
          </table:table-cell>
          <table:table-cell office:value-type="float" office:value="0.5" calcext:value-type="float">
            <text:p>0,5</text:p>
          </table:table-cell>
          <table:table-cell table:formula="of:=(10^-4)*(1/1.875)*[.L51]" office:value-type="float" office:value="0.00106666666666667" calcext:value-type="float">
            <text:p>0,0010666667</text:p>
          </table:table-cell>
          <table:table-cell table:formula="of:=(10^-4)*(1/1.875)*[.M51]" office:value-type="float" office:value="0.0000266666666666667" calcext:value-type="float">
            <text:p>2,66666666666667E-005</text:p>
          </table:table-cell>
          <table:table-cell table:formula="of:=[.P51]/[.N51]" office:value-type="float" office:value="0.0000234948604992658" calcext:value-type="float">
            <text:p>2,34948604992658E-005</text:p>
          </table:table-cell>
          <table:table-cell table:formula="of:=SQRT(([.Q51]/[.N51])^2+(([.O51]*[.P51])/[.N51]^2)^2)" office:value-type="float" office:value="0.000000641840253332819" calcext:value-type="float">
            <text:p>6,41840253332819E-007</text:p>
          </table:table-cell>
          <table:table-cell table:formula="of:=SQRT((9*[.J51]*1.8*10^-5)/(2*9.81*874))" office:value-type="float" office:value="0.00000105231547024292" calcext:value-type="float">
            <text:p>1,05231547024292E-006</text:p>
          </table:table-cell>
          <table:table-cell/>
          <table:table-cell table:formula="of:=([.J51]+[.R51])*(SQRT([.J51])/[.B51])*(2*10^-10)" office:value-type="float" office:value="6.03337422860087E-019" calcext:value-type="float">
            <text:p>6,03337422860087E-019</text:p>
          </table:table-cell>
          <table:table-cell/>
          <table:table-cell table:formula="of:=[.V51]/(1+[.AA51])^(3/2)" office:value-type="float" office:value="5.5355566369705E-019" calcext:value-type="float">
            <text:p>5,5355566369705E-019</text:p>
          </table:table-cell>
          <table:table-cell/>
          <table:table-cell table:formula="of:=[.X51]/3" office:value-type="float" office:value="1.84518554565683E-019" calcext:value-type="float">
            <text:p>1,84518554565683E-019</text:p>
          </table:table-cell>
          <table:table-cell table:formula="of:=[.$B$62]/([.$B$59]*[.T51])" office:value-type="float" office:value="0.0590894539900018" calcext:value-type="float">
            <text:p>0,059089454</text:p>
          </table:table-cell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formula="of:=(10^-4/1.875)*[.D52]" office:value-type="float" office:value="0.00106666666666667" calcext:value-type="float">
            <text:p>0,0010666667</text:p>
          </table:table-cell>
          <table:table-cell table:formula="of:=(10^-4)*(1/1.875)*[.E52]" office:value-type="float" office:value="0.0000266666666666667" calcext:value-type="float">
            <text:p>2,66666666666667E-005</text:p>
          </table:table-cell>
          <table:table-cell table:formula="of:=[.H52]/[.F52]" office:value-type="float" office:value="0.000096969696969697" calcext:value-type="float">
            <text:p>9,6969696969697E-005</text:p>
          </table:table-cell>
          <table:table-cell table:formula="of:=SQRT(([.I52]/[.F52])^2+(([.G52]*[.H52])/[.F52]^2)^2)" office:value-type="float" office:value="0.00000503039656661745" calcext:value-type="float">
            <text:p>5,03039656661745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7" calcext:value-type="float">
            <text:p>9,7</text:p>
          </table:table-cell>
          <table:table-cell office:value-type="float" office:value="0.5" calcext:value-type="float">
            <text:p>0,5</text:p>
          </table:table-cell>
          <table:table-cell table:formula="of:=(10^-4)*(1/1.875)*[.L52]" office:value-type="float" office:value="0.00106666666666667" calcext:value-type="float">
            <text:p>0,0010666667</text:p>
          </table:table-cell>
          <table:table-cell table:formula="of:=(10^-4)*(1/1.875)*[.M52]" office:value-type="float" office:value="0.0000266666666666667" calcext:value-type="float">
            <text:p>2,66666666666667E-005</text:p>
          </table:table-cell>
          <table:table-cell table:formula="of:=[.P52]/[.N52]" office:value-type="float" office:value="0.000109965635738832" calcext:value-type="float">
            <text:p>0,0001099656</text:p>
          </table:table-cell>
          <table:table-cell table:formula="of:=SQRT(([.Q52]/[.N52])^2+(([.O52]*[.P52])/[.N52]^2)^2)" office:value-type="float" office:value="0.00000629982224803305" calcext:value-type="float">
            <text:p>6,29982224803305E-006</text:p>
          </table:table-cell>
          <table:table-cell table:formula="of:=SQRT((9*[.J52]*1.8*10^-5)/(2*9.81*874))" office:value-type="float" office:value="0.00000095712863318576" calcext:value-type="float">
            <text:p>9,5712863318576E-007</text:p>
          </table:table-cell>
          <table:table-cell/>
          <table:table-cell table:formula="of:=([.J52]+[.R52])*(SQRT([.J52])/[.B52])*(2*10^-10)" office:value-type="float" office:value="8.07032986594759E-019" calcext:value-type="float">
            <text:p>8,07032986594759E-019</text:p>
          </table:table-cell>
          <table:table-cell/>
          <table:table-cell table:formula="of:=[.V52]/(1+[.AA52])^(3/2)" office:value-type="float" office:value="7.34323993046505E-019" calcext:value-type="float">
            <text:p>7,34323993046505E-019</text:p>
          </table:table-cell>
          <table:table-cell/>
          <table:table-cell table:formula="of:=[.X52]/4" office:value-type="float" office:value="1.83580998261626E-019" calcext:value-type="float">
            <text:p>1,83580998261626E-019</text:p>
          </table:table-cell>
          <table:table-cell table:formula="of:=[.$B$62]/([.$B$59]*[.T52])" office:value-type="float" office:value="0.064965924543413" calcext:value-type="float">
            <text:p>0,0649659245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8.5" calcext:value-type="float">
            <text:p>38,5</text:p>
          </table:table-cell>
          <table:table-cell office:value-type="float" office:value="0.5" calcext:value-type="float">
            <text:p>0,5</text:p>
          </table:table-cell>
          <table:table-cell table:formula="of:=(10^-4/1.875)*[.D53]" office:value-type="float" office:value="0.00106666666666667" calcext:value-type="float">
            <text:p>0,0010666667</text:p>
          </table:table-cell>
          <table:table-cell table:formula="of:=(10^-4)*(1/1.875)*[.E53]" office:value-type="float" office:value="0.0000266666666666667" calcext:value-type="float">
            <text:p>2,66666666666667E-005</text:p>
          </table:table-cell>
          <table:table-cell table:formula="of:=[.H53]/[.F53]" office:value-type="float" office:value="0.0000277056277056277" calcext:value-type="float">
            <text:p>2,77056277056277E-005</text:p>
          </table:table-cell>
          <table:table-cell table:formula="of:=SQRT(([.I53]/[.F53])^2+(([.G53]*[.H53])/[.F53]^2)^2)" office:value-type="float" office:value="0.000000780523397250938" calcext:value-type="float">
            <text:p>7,80523397250938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table:formula="of:=(10^-4)*(1/1.875)*[.L53]" office:value-type="float" office:value="0.00106666666666667" calcext:value-type="float">
            <text:p>0,0010666667</text:p>
          </table:table-cell>
          <table:table-cell table:formula="of:=(10^-4)*(1/1.875)*[.M53]" office:value-type="float" office:value="0.0000266666666666667" calcext:value-type="float">
            <text:p>2,66666666666667E-005</text:p>
          </table:table-cell>
          <table:table-cell table:formula="of:=[.P53]/[.N53]" office:value-type="float" office:value="0.000082687338501292" calcext:value-type="float">
            <text:p>8,2687338501292E-005</text:p>
          </table:table-cell>
          <table:table-cell table:formula="of:=SQRT(([.Q53]/[.N53])^2+(([.O53]*[.P53])/[.N53]^2)^2)" office:value-type="float" office:value="0.00000381377236777502" calcext:value-type="float">
            <text:p>3,81377236777502E-006</text:p>
          </table:table-cell>
          <table:table-cell table:formula="of:=SQRT((9*[.J53]*1.8*10^-5)/(2*9.81*874))" office:value-type="float" office:value="0.000000511606774350335" calcext:value-type="float">
            <text:p>5,11606774350335E-007</text:p>
          </table:table-cell>
          <table:table-cell/>
          <table:table-cell table:formula="of:=([.J53]+[.R53])*(SQRT([.J53])/[.B53])*(2*10^-10)" office:value-type="float" office:value="2.30125114384093E-019" calcext:value-type="float">
            <text:p>2,30125114384093E-019</text:p>
          </table:table-cell>
          <table:table-cell/>
          <table:table-cell table:formula="of:=[.V53]/(1+[.AA53])^(3/2)" office:value-type="float" office:value="1.93750039195845E-019" calcext:value-type="float">
            <text:p>1,93750039195845E-019</text:p>
          </table:table-cell>
          <table:table-cell/>
          <table:table-cell table:formula="of:=[.X53]" office:value-type="float" office:value="1.93750039195845E-019" calcext:value-type="float">
            <text:p>1,93750039195845E-019</text:p>
          </table:table-cell>
          <table:table-cell table:formula="of:=[.$B$62]/([.$B$59]*[.T53])" office:value-type="float" office:value="0.12154011572823" calcext:value-type="float">
            <text:p>0,1215401157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table:formula="of:=(10^-4/1.875)*[.D54]" office:value-type="float" office:value="0.00106666666666667" calcext:value-type="float">
            <text:p>0,0010666667</text:p>
          </table:table-cell>
          <table:table-cell table:formula="of:=(10^-4)*(1/1.875)*[.E54]" office:value-type="float" office:value="0.0000266666666666667" calcext:value-type="float">
            <text:p>2,66666666666667E-005</text:p>
          </table:table-cell>
          <table:table-cell table:formula="of:=[.H54]/[.F54]" office:value-type="float" office:value="0.0000952380952380953" calcext:value-type="float">
            <text:p>9,52380952380953E-005</text:p>
          </table:table-cell>
          <table:table-cell table:formula="of:=SQRT(([.I54]/[.F54])^2+(([.G54]*[.H54])/[.F54]^2)^2)" office:value-type="float" office:value="0.00000487297577615456" calcext:value-type="float">
            <text:p>0,0000048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5.2" calcext:value-type="float">
            <text:p>85,2</text:p>
          </table:table-cell>
          <table:table-cell office:value-type="float" office:value="0.5" calcext:value-type="float">
            <text:p>0,5</text:p>
          </table:table-cell>
          <table:table-cell table:formula="of:=(10^-4)*(1/1.875)*[.L54]" office:value-type="float" office:value="0.00106666666666667" calcext:value-type="float">
            <text:p>0,0010666667</text:p>
          </table:table-cell>
          <table:table-cell table:formula="of:=(10^-4)*(1/1.875)*[.M54]" office:value-type="float" office:value="0.0000266666666666667" calcext:value-type="float">
            <text:p>2,66666666666667E-005</text:p>
          </table:table-cell>
          <table:table-cell table:formula="of:=[.P54]/[.N54]" office:value-type="float" office:value="0.0000125195618153365" calcext:value-type="float">
            <text:p>1,25195618153365E-005</text:p>
          </table:table-cell>
          <table:table-cell table:formula="of:=SQRT(([.Q54]/[.N54])^2+(([.O54]*[.P54])/[.N54]^2)^2)" office:value-type="float" office:value="0.000000321496842208632" calcext:value-type="float">
            <text:p>3,21496842208632E-007</text:p>
          </table:table-cell>
          <table:table-cell table:formula="of:=SQRT((9*[.J54]*1.8*10^-5)/(2*9.81*874))" office:value-type="float" office:value="0.000000948544346481211" calcext:value-type="float">
            <text:p>9,48544346481211E-007</text:p>
          </table:table-cell>
          <table:table-cell/>
          <table:table-cell table:formula="of:=([.J54]+[.R54])*(SQRT([.J54])/[.B54])*(2*10^-10)" office:value-type="float" office:value="4.1647804110577E-019" calcext:value-type="float">
            <text:p>4,1647804110577E-019</text:p>
          </table:table-cell>
          <table:table-cell/>
          <table:table-cell table:formula="of:=[.V54]/(1+[.AA54])^(3/2)" office:value-type="float" office:value="3.7864218356909E-019" calcext:value-type="float">
            <text:p>3,7864218356909E-019</text:p>
          </table:table-cell>
          <table:table-cell/>
          <table:table-cell table:formula="of:=[.X54]/2" office:value-type="float" office:value="1.89321091784545E-019" calcext:value-type="float">
            <text:p>1,89321091784545E-019</text:p>
          </table:table-cell>
          <table:table-cell table:formula="of:=[.$B$62]/([.$B$59]*[.T54])" office:value-type="float" office:value="0.0655538634461913" calcext:value-type="float">
            <text:p>0,0655538634</text:p>
          </table:table-cell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9.6" calcext:value-type="float">
            <text:p>29,6</text:p>
          </table:table-cell>
          <table:table-cell office:value-type="float" office:value="0.5" calcext:value-type="float">
            <text:p>0,5</text:p>
          </table:table-cell>
          <table:table-cell table:formula="of:=(10^-4/1.875)*[.D55]" office:value-type="float" office:value="0.00106666666666667" calcext:value-type="float">
            <text:p>0,0010666667</text:p>
          </table:table-cell>
          <table:table-cell table:formula="of:=(10^-4)*(1/1.875)*[.E55]" office:value-type="float" office:value="0.0000266666666666667" calcext:value-type="float">
            <text:p>2,66666666666667E-005</text:p>
          </table:table-cell>
          <table:table-cell table:formula="of:=[.H55]/[.F55]" office:value-type="float" office:value="0.000036036036036036" calcext:value-type="float">
            <text:p>0,000036036</text:p>
          </table:table-cell>
          <table:table-cell table:formula="of:=SQRT(([.I55]/[.F55])^2+(([.G55]*[.H55])/[.F55]^2)^2)" office:value-type="float" office:value="0.00000108727117417902" calcext:value-type="float">
            <text:p>1,08727117417902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  <table:table-cell office:value-type="float" office:value="0.5" calcext:value-type="float">
            <text:p>0,5</text:p>
          </table:table-cell>
          <table:table-cell table:formula="of:=(10^-4)*(1/1.875)*[.L55]" office:value-type="float" office:value="0.00106666666666667" calcext:value-type="float">
            <text:p>0,0010666667</text:p>
          </table:table-cell>
          <table:table-cell table:formula="of:=(10^-4)*(1/1.875)*[.M55]" office:value-type="float" office:value="0.0000266666666666667" calcext:value-type="float">
            <text:p>2,66666666666667E-005</text:p>
          </table:table-cell>
          <table:table-cell table:formula="of:=[.P55]/[.N55]" office:value-type="float" office:value="0.0000512820512820513" calcext:value-type="float">
            <text:p>5,12820512820513E-005</text:p>
          </table:table-cell>
          <table:table-cell table:formula="of:=SQRT(([.Q55]/[.N55])^2+(([.O55]*[.P55])/[.N55]^2)^2)" office:value-type="float" office:value="0.00000177856891487884" calcext:value-type="float">
            <text:p>1,77856891487884E-006</text:p>
          </table:table-cell>
          <table:table-cell table:formula="of:=SQRT((9*[.J55]*1.8*10^-5)/(2*9.81*874))" office:value-type="float" office:value="0.000000583473042555236" calcext:value-type="float">
            <text:p>5,83473042555236E-007</text:p>
          </table:table-cell>
          <table:table-cell/>
          <table:table-cell table:formula="of:=([.J55]+[.R55])*(SQRT([.J55])/[.B55])*(2*10^-10)" office:value-type="float" office:value="2.07592346455461E-019" calcext:value-type="float">
            <text:p>2,07592346455461E-019</text:p>
          </table:table-cell>
          <table:table-cell/>
          <table:table-cell table:formula="of:=[.V55]/(1+[.AA55])^(3/2)" office:value-type="float" office:value="1.78337623603867E-019" calcext:value-type="float">
            <text:p>1,78337623603867E-019</text:p>
          </table:table-cell>
          <table:table-cell/>
          <table:table-cell table:formula="of:=[.X55]" office:value-type="float" office:value="1.78337623603867E-019" calcext:value-type="float">
            <text:p>1,78337623603867E-019</text:p>
          </table:table-cell>
          <table:table-cell table:formula="of:=[.$B$62]/([.$B$59]*[.T55])" office:value-type="float" office:value="0.106570041847305" calcext:value-type="float">
            <text:p>0,1065700418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dtnetz-wuppertal.de</text:p>
          </table:table-cell>
          <table:table-cell table:number-columns-repeated="24"/>
          <table:table-cell table:style-name="ce3" table:formula="of:=AVERAGE([.Z14:.Z55])" office:value-type="float" office:value="1.78295540896716E-019" calcext:value-type="float">
            <text:p>1,78295540896716E-0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Druck/mbar</text:p>
          </table:table-cell>
          <table:table-cell office:value-type="string" calcext:value-type="string">
            <text:p>Fehler/mbar</text:p>
          </table:table-cell>
          <table:table-cell table:number-columns-repeated="1021"/>
        </table:table-row>
        <table:table-row table:style-name="ro1">
          <table:table-cell/>
          <table:table-cell table:formula="of:=1018/1000" office:value-type="float" office:value="1.018" calcext:value-type="float">
            <text:p>1,01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/mbar*m</text:p>
          </table:table-cell>
          <table:table-cell table:number-columns-repeated="1022"/>
        </table:table-row>
        <table:table-row table:style-name="ro1">
          <table:table-cell/>
          <table:table-cell table:formula="of:=(6.33/1000)*10^-5" office:value-type="float" office:value="0.0000000633" calcext:value-type="float">
            <text:p>6,33E-00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 style:data-style-name="N2" text:time-value="13:04:15.8571693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5T14:04:09.720352599</dc:date>
    <dc:creator>frederik </dc:creator>
    <meta:generator>LibreOffice/4.2.6.3$Linux_x86 LibreOffice_project/420m0$Build-3</meta:generator>
    <meta:editing-duration>PT2H58M19S</meta:editing-duration>
    <meta:editing-cycles>14</meta:editing-cycles>
    <meta:document-statistic meta:table-count="1" meta:cell-count="1048" meta:object-count="0"/>
  </office:meta>
</office:document-meta>
</file>